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1.042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1.088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2.205cm"/>
    </style:style>
    <style:style style:name="co22" style:family="table-column">
      <style:table-column-properties fo:break-before="auto" style:column-width="1.224cm"/>
    </style:style>
    <style:style style:name="co23" style:family="table-column">
      <style:table-column-properties fo:break-before="auto" style:column-width="1.96cm"/>
    </style:style>
    <style:style style:name="co24" style:family="table-column">
      <style:table-column-properties fo:break-before="auto" style:column-width="2.069cm"/>
    </style:style>
    <style:style style:name="co25" style:family="table-column">
      <style:table-column-properties fo:break-before="auto" style:column-width="0.9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18">
      <style:table-cell-properties style:text-align-source="fix" style:repeat-content="false" fo:border="0.74pt solid #000000"/>
      <style:paragraph-properties fo:text-align="center" fo:margin-left="0cm"/>
      <style:text-properties fo:color="#069a2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12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118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8">
      <style:table-cell-properties fo:background-color="#cccccc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18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8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27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27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 style:data-style-name="N127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riables" table:style-name="ta1" table:protected="true">
        <loext:table-protection/>
        <table:table-column table:style-name="co1" table:default-cell-style-name="ce1"/>
        <table:table-column table:style-name="co2" table:default-cell-style-name="ce32"/>
        <table:table-row table:style-name="ro1">
          <table:table-cell office:value-type="string" calcext:value-type="string">
            <text:p>Epaisseur coque / parois (mm)</text:p>
          </table:table-cell>
          <table:table-cell office:value-type="float" office:value="0.4" calcext:value-type="float">
            <text:p>0,400</text:p>
          </table:table-cell>
        </table:table-row>
        <table:table-row table:style-name="ro1">
          <table:table-cell office:value-type="string" calcext:value-type="string">
            <text:p>NB Epaisseur coque / parois</text:p>
          </table:table-cell>
          <table:table-cell office:value-type="float" office:value="4" calcext:value-type="float">
            <text:p>4,000</text:p>
          </table:table-cell>
        </table:table-row>
        <table:table-row table:style-name="ro1">
          <table:table-cell office:value-type="string" calcext:value-type="string">
            <text:p>Epaisseur théorique (mm)</text:p>
          </table:table-cell>
          <table:table-cell table:formula="of:=[.B1]*[.B2]" office:value-type="float" office:value="1.6" calcext:value-type="float">
            <text:p>1,600</text:p>
          </table:table-cell>
        </table:table-row>
      </table:table>
      <table:table table:name="PROFORMAT_Debit_Filament_Matrice_Cubes_10C_x_1L_Y%..Z%_Pas_N%" table:style-name="ta1" table:protected="true">
        <loext:table-protection loext:select-protected-cells="true" loext:select-unprotected-cells="true"/>
        <table:shapes>
          <draw:frame draw:z-index="0" draw:style-name="gr1" draw:text-style-name="P1" svg:width="19.712cm" svg:height="10.788cm" svg:x="11.949cm" svg:y="7.493cm">
            <draw:object draw:notify-on-update-of-ranges="'PROFORMAT_Debit_Filament_Matrice_Cubes_10C_x_1L_Y%..Z%_Pas_N%'.A20:'PROFORMAT_Debit_Filament_Matrice_Cubes_10C_x_1L_Y%..Z%_Pas_N%'.A30 'PROFORMAT_Debit_Filament_Matrice_Cubes_10C_x_1L_Y%..Z%_Pas_N%'.B19:'PROFORMAT_Debit_Filament_Matrice_Cubes_10C_x_1L_Y%..Z%_Pas_N%'.B19 'PROFORMAT_Debit_Filament_Matrice_Cubes_10C_x_1L_Y%..Z%_Pas_N%'.B20:'PROFORMAT_Debit_Filament_Matrice_Cubes_10C_x_1L_Y%..Z%_Pas_N%'.B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5.88cm" svg:height="21.468cm" svg:x="12.279cm" svg:y="20.963cm">
            <draw:object draw:notify-on-update-of-ranges="'PROFORMAT_Debit_Filament_Matrice_Cubes_10C_x_1L_Y%..Z%_Pas_N%'.A44:'PROFORMAT_Debit_Filament_Matrice_Cubes_10C_x_1L_Y%..Z%_Pas_N%'.A97 'PROFORMAT_Debit_Filament_Matrice_Cubes_10C_x_1L_Y%..Z%_Pas_N%'.B43:'PROFORMAT_Debit_Filament_Matrice_Cubes_10C_x_1L_Y%..Z%_Pas_N%'.B43 'PROFORMAT_Debit_Filament_Matrice_Cubes_10C_x_1L_Y%..Z%_Pas_N%'.B44:'PROFORMAT_Debit_Filament_Matrice_Cubes_10C_x_1L_Y%..Z%_Pas_N%'.B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number-columns-repeated="3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9" table:number-columns-spanned="2" table:number-rows-spanned="1"/>
          <table:covered-table-cell table:style-name="ce13"/>
          <table:table-cell table:style-name="ce12"/>
          <table:table-cell table:number-columns-repeated="8"/>
          <table:table-cell table:style-name="ce4" office:value-type="string" calcext:value-type="string">
            <text:p>NB DIV</text:p>
          </table:table-cell>
          <table:table-cell table:style-name="ce4" office:value-type="string" calcext:value-type="string">
            <text:p>1 DIV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m</text:p>
          </table:table-cell>
          <table:table-cell table:number-columns-repeated="20"/>
          <table:table-cell table:style-name="ce4" office:value-type="string" calcext:value-type="string">
            <text:p>NB DIV</text:p>
          </table:table-cell>
          <table:table-cell table:style-name="ce4" office:value-type="string" calcext:value-type="string">
            <text:p>1 DIV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m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Têtes</text:p>
          </table:table-cell>
          <table:table-cell table:style-name="ce10" office:value-type="string" calcext:value-type="string">
            <text:p>Z?</text:p>
          </table:table-cell>
          <table:table-cell table:style-name="ce12" table:number-columns-repeated="2"/>
          <table:table-cell table:number-columns-repeated="8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1.5" calcext:value-type="float">
            <text:p>1,5</text:p>
          </table:table-cell>
          <table:table-cell table:style-name="ce12" table:formula="of:=[.O2]+([.M2]*[.N2])" office:value-type="float" office:value="1.63" calcext:value-type="float">
            <text:p>1,630</text:p>
          </table:table-cell>
          <table:table-cell table:number-columns-repeated="20"/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1.5" calcext:value-type="float">
            <text:p>1,5</text:p>
          </table:table-cell>
          <table:table-cell table:style-name="ce12" table:formula="of:=[.AM2]+([.AK2]*[.AL2])" office:value-type="float" office:value="1.565" calcext:value-type="float">
            <text:p>1,565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Série</text:p>
          </table:table-cell>
          <table:table-cell table:style-name="ce10" office:value-type="string" calcext:value-type="string">
            <text:p>S?</text:p>
          </table:table-cell>
          <table:table-cell table:number-columns-repeated="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1.5" calcext:value-type="float">
            <text:p>1,5</text:p>
          </table:table-cell>
          <table:table-cell table:style-name="ce12" table:formula="of:=[.O3]-([.M3]*[.N3])" office:value-type="float" office:value="1.49" calcext:value-type="float">
            <text:p>1,490</text:p>
          </table:table-cell>
          <table:table-cell table:number-columns-repeated="20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1.5" calcext:value-type="float">
            <text:p>1,5</text:p>
          </table:table-cell>
          <table:table-cell table:style-name="ce12" table:formula="of:=[.AM3]-([.AK3]*[.AL3])" office:value-type="float" office:value="1.49" calcext:value-type="float">
            <text:p>1,490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Bsup</text:p>
          </table:table-cell>
          <table:table-cell table:style-name="ce27" office:value-type="float" office:value="92" calcext:value-type="float">
            <text:p>92,0</text:p>
          </table:table-cell>
          <table:table-cell table:number-columns-repeated="2"/>
          <table:table-cell table:style-name="ce31"/>
          <table:table-cell table:number-columns-repeated="60"/>
        </table:table-row>
        <table:table-row table:style-name="ro1">
          <table:table-cell table:style-name="ce3" office:value-type="string" calcext:value-type="string">
            <text:p>Pas</text:p>
          </table:table-cell>
          <table:table-cell table:style-name="ce10" office:value-type="float" office:value="0.1" calcext:value-type="float">
            <text:p>0,1</text:p>
          </table:table-cell>
          <table:table-cell table:number-columns-repeated="63"/>
        </table:table-row>
        <table:table-row table:style-name="ro1">
          <table:table-cell table:number-columns-repeated="65"/>
        </table:table-row>
        <table:table-row table:style-name="ro1"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/>
          <table:table-cell/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?" calcext:value-type="string" table:number-columns-spanned="5" table:number-rows-spanned="1">
            <text:p>S?</text:p>
          </table:table-cell>
          <table:covered-table-cell table:number-columns-repeated="2" table:style-name="ce14"/>
          <table:covered-table-cell table:style-name="ce50"/>
          <table:covered-table-cell table:style-name="ce4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</table:table-row>
        <table:table-row table:style-name="ro1"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6" table:formula="of:=[.D9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J9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P9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V9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B9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H9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N9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T9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Z9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BF9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BL9]-EpaisseurThéorique" office:value-type="float" office:value="-1.6" calcext:value-type="float">
            <text:p>-1,6000</text:p>
          </table:table-cell>
        </table:table-row>
        <table:table-row table:style-name="ro1"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6" table:formula="of:=[.D10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J10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P10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V10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B10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H10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N10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T10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Z10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BF10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BL10]-EpaisseurThéorique" office:value-type="float" office:value="-1.6" calcext:value-type="float">
            <text:p>-1,6000</text:p>
          </table:table-cell>
        </table:table-row>
        <table:table-row table:style-name="ro1"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6" table:formula="of:=[.D11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J11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P11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V11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B11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H11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N11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T11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Z11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BF11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BL11]-EpaisseurThéorique" office:value-type="float" office:value="-1.6" calcext:value-type="float">
            <text:p>-1,6000</text:p>
          </table:table-cell>
        </table:table-row>
        <table:table-row table:style-name="ro1"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6" table:formula="of:=[.D12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J12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P12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V12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B12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H12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N12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T12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AZ12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BF12]-EpaisseurThéorique" office:value-type="float" office:value="-1.6" calcext:value-type="float">
            <text:p>-1,6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0" calcext:value-type="float">
            <text:p>0,000</text:p>
          </table:table-cell>
          <table:table-cell table:style-name="ce19" table:formula="of:=[.BL12]-EpaisseurThéorique" office:value-type="float" office:value="-1.6" calcext:value-type="float">
            <text:p>-1,6000</text:p>
          </table:table-cell>
        </table:table-row>
        <table:table-row table:style-name="ro1">
          <table:table-cell table:style-name="ce20" table:formula="of:=ROUND(S_92_91_Bsup;1)" office:value-type="float" office:value="100" calcext:value-type="float">
            <text:p>100,0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D9:.D12])" office:value-type="float" office:value="0" calcext:value-type="float">
            <text:p>0,000</text:p>
          </table:table-cell>
          <table:table-cell table:style-name="ce17" table:formula="of:=[.D13]-EpaisseurThéorique" office:value-type="float" office:value="-1.6" calcext:value-type="float">
            <text:p>-1,6000</text:p>
          </table:table-cell>
          <table:table-cell/>
          <table:table-cell table:style-name="ce20" table:formula="of:=ROUND([.A13]-S_92_91_Pas;1)" office:value-type="float" office:value="99" calcext:value-type="float">
            <text:p>99,0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J9:.J12])" office:value-type="float" office:value="0" calcext:value-type="float">
            <text:p>0,000</text:p>
          </table:table-cell>
          <table:table-cell table:style-name="ce17" table:formula="of:=[.J13]-EpaisseurThéorique" office:value-type="float" office:value="-1.6" calcext:value-type="float">
            <text:p>-1,6000</text:p>
          </table:table-cell>
          <table:table-cell/>
          <table:table-cell table:style-name="ce20" table:formula="of:=ROUND([.G13]-S_92_91_Pas;1)" office:value-type="float" office:value="98" calcext:value-type="float">
            <text:p>98,0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P9:.P12])" office:value-type="float" office:value="0" calcext:value-type="float">
            <text:p>0,000</text:p>
          </table:table-cell>
          <table:table-cell table:style-name="ce17" table:formula="of:=[.P13]-EpaisseurThéorique" office:value-type="float" office:value="-1.6" calcext:value-type="float">
            <text:p>-1,6000</text:p>
          </table:table-cell>
          <table:table-cell/>
          <table:table-cell table:style-name="ce20" table:formula="of:=ROUND([.M13]-S_92_91_Pas;1)" office:value-type="float" office:value="97" calcext:value-type="float">
            <text:p>97,0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V9:.V12])" office:value-type="float" office:value="0" calcext:value-type="float">
            <text:p>0,000</text:p>
          </table:table-cell>
          <table:table-cell table:style-name="ce17" table:formula="of:=[.V13]-EpaisseurThéorique" office:value-type="float" office:value="-1.6" calcext:value-type="float">
            <text:p>-1,6000</text:p>
          </table:table-cell>
          <table:table-cell/>
          <table:table-cell table:style-name="ce20" table:formula="of:=ROUND([.S13]-S_92_91_Pas;1)" office:value-type="float" office:value="96" calcext:value-type="float">
            <text:p>96,0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AB9:.AB12])" office:value-type="float" office:value="0" calcext:value-type="float">
            <text:p>0,000</text:p>
          </table:table-cell>
          <table:table-cell table:style-name="ce17" table:formula="of:=[.AB13]-EpaisseurThéorique" office:value-type="float" office:value="-1.6" calcext:value-type="float">
            <text:p>-1,6000</text:p>
          </table:table-cell>
          <table:table-cell/>
          <table:table-cell table:style-name="ce20" table:formula="of:=ROUND([.Y13]-S_92_91_Pas;1)" office:value-type="float" office:value="95" calcext:value-type="float">
            <text:p>95,0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AH9:.AH12])" office:value-type="float" office:value="0" calcext:value-type="float">
            <text:p>0,000</text:p>
          </table:table-cell>
          <table:table-cell table:style-name="ce17" table:formula="of:=[.AH13]-EpaisseurThéorique" office:value-type="float" office:value="-1.6" calcext:value-type="float">
            <text:p>-1,6000</text:p>
          </table:table-cell>
          <table:table-cell/>
          <table:table-cell table:style-name="ce20" table:formula="of:=ROUND([.AE13]-S_92_91_Pas;1)" office:value-type="float" office:value="94" calcext:value-type="float">
            <text:p>94,0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AN9:.AN12])" office:value-type="float" office:value="0" calcext:value-type="float">
            <text:p>0,000</text:p>
          </table:table-cell>
          <table:table-cell table:style-name="ce17" table:formula="of:=[.AN13]-EpaisseurThéorique" office:value-type="float" office:value="-1.6" calcext:value-type="float">
            <text:p>-1,6000</text:p>
          </table:table-cell>
          <table:table-cell/>
          <table:table-cell table:style-name="ce20" table:formula="of:=ROUND([.AK13]-S_92_91_Pas;1)" office:value-type="float" office:value="93" calcext:value-type="float">
            <text:p>93,0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AT9:.AT12])" office:value-type="float" office:value="0" calcext:value-type="float">
            <text:p>0,000</text:p>
          </table:table-cell>
          <table:table-cell table:style-name="ce17" table:formula="of:=[.AT13]-EpaisseurThéorique" office:value-type="float" office:value="-1.6" calcext:value-type="float">
            <text:p>-1,6000</text:p>
          </table:table-cell>
          <table:table-cell/>
          <table:table-cell table:style-name="ce20" table:formula="of:=ROUND([.AQ13]-S_92_91_Pas;1)" office:value-type="float" office:value="92" calcext:value-type="float">
            <text:p>92,0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AZ9:.AZ12])" office:value-type="float" office:value="0" calcext:value-type="float">
            <text:p>0,000</text:p>
          </table:table-cell>
          <table:table-cell table:style-name="ce17" table:formula="of:=[.AZ13]-EpaisseurThéorique" office:value-type="float" office:value="-1.6" calcext:value-type="float">
            <text:p>-1,6000</text:p>
          </table:table-cell>
          <table:table-cell/>
          <table:table-cell table:style-name="ce20" table:formula="of:=ROUND([.AW13]-S_92_91_Pas;1)" office:value-type="float" office:value="91" calcext:value-type="float">
            <text:p>91,0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BF9:.BF12])" office:value-type="float" office:value="0" calcext:value-type="float">
            <text:p>0,000</text:p>
          </table:table-cell>
          <table:table-cell table:style-name="ce17" table:formula="of:=[.BF13]-EpaisseurThéorique" office:value-type="float" office:value="-1.6" calcext:value-type="float">
            <text:p>-1,6000</text:p>
          </table:table-cell>
          <table:table-cell/>
          <table:table-cell table:style-name="ce20" table:formula="of:=ROUND([.BC13]-S_92_91_Pas;1)" office:value-type="float" office:value="90" calcext:value-type="float">
            <text:p>90,0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BL9:.BL12])" office:value-type="float" office:value="0" calcext:value-type="float">
            <text:p>0,000</text:p>
          </table:table-cell>
          <table:table-cell table:style-name="ce17" table:formula="of:=[.BL13]-EpaisseurThéorique" office:value-type="float" office:value="-1.6" calcext:value-type="float">
            <text:p>-1,6000</text:p>
          </table:table-cell>
        </table:table-row>
        <table:table-row table:style-name="ro1">
          <table:table-cell table:number-columns-repeated="65"/>
        </table:table-row>
        <table:table-row table:style-name="ro1" table:number-rows-repeated="3">
          <table:table-cell table:style-name="Default" table:number-columns-repeated="4"/>
          <table:table-cell table:number-columns-repeated="61"/>
        </table:table-row>
        <table:table-row table:style-name="ro1">
          <table:table-cell table:number-columns-repeated="65"/>
        </table:table-row>
        <table:table-row table:style-name="ro1">
          <table:table-cell table:style-name="ce21" office:value-type="string" calcext:value-type="string">
            <text:p>Cube DEBIT</text:p>
          </table:table-cell>
          <table:table-cell table:style-name="ce21" office:value-type="string" calcext:value-type="string">
            <text:p>Moy</text:p>
          </table:table-cell>
          <table:table-cell table:number-columns-repeated="63"/>
        </table:table-row>
        <table:table-row table:style-name="ro1">
          <table:table-cell table:style-name="ce22" table:formula="of:=COM.MICROSOFT.CONCAT([.A13];&quot;%_&quot;;[.B13];[.C13])" office:value-type="string" office:string-value="100%_C1L1" calcext:value-type="string">
            <text:p>100%_C1L1</text:p>
          </table:table-cell>
          <table:table-cell table:style-name="ce28" table:formula="of:=[.D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3" table:formula="of:=COM.MICROSOFT.CONCAT([.G13];&quot;%_&quot;;[.H13];[.I13])" office:value-type="string" office:string-value="99%_C2L1" calcext:value-type="string">
            <text:p>99%_C2L1</text:p>
          </table:table-cell>
          <table:table-cell table:style-name="ce29" table:formula="of:=[.J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2" table:formula="of:=COM.MICROSOFT.CONCAT([.M13];&quot;%_&quot;;[.N13];[.O13])" office:value-type="string" office:string-value="98%_C3L1" calcext:value-type="string">
            <text:p>98%_C3L1</text:p>
          </table:table-cell>
          <table:table-cell table:style-name="ce28" table:formula="of:=[.P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3" table:formula="of:=COM.MICROSOFT.CONCAT([.S13];&quot;%_&quot;;[.T13];[.U13])" office:value-type="string" office:string-value="97%_C4L1" calcext:value-type="string">
            <text:p>97%_C4L1</text:p>
          </table:table-cell>
          <table:table-cell table:style-name="ce29" table:formula="of:=[.V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2" table:formula="of:=COM.MICROSOFT.CONCAT([.Y13];&quot;%_&quot;;[.Z13];[.AA13])" office:value-type="string" office:string-value="96%_C5L1" calcext:value-type="string">
            <text:p>96%_C5L1</text:p>
          </table:table-cell>
          <table:table-cell table:style-name="ce28" table:formula="of:=[.AB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3" table:formula="of:=COM.MICROSOFT.CONCAT([.AE13];&quot;%_&quot;;[.AF13];[.AG13])" office:value-type="string" office:string-value="95%_C6L1" calcext:value-type="string">
            <text:p>95%_C6L1</text:p>
          </table:table-cell>
          <table:table-cell table:style-name="ce29" table:formula="of:=[.AH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2" table:formula="of:=COM.MICROSOFT.CONCAT([.AK13];&quot;%_&quot;;[.AL13];[.AM13])" office:value-type="string" office:string-value="94%_C7L1" calcext:value-type="string">
            <text:p>94%_C7L1</text:p>
          </table:table-cell>
          <table:table-cell table:style-name="ce28" table:formula="of:=[.AN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3" table:formula="of:=COM.MICROSOFT.CONCAT([.AQ13];&quot;%_&quot;;[.AR13];[.AS13])" office:value-type="string" office:string-value="93%_C8L1" calcext:value-type="string">
            <text:p>93%_C8L1</text:p>
          </table:table-cell>
          <table:table-cell table:style-name="ce29" table:formula="of:=[.AT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4" table:formula="of:=COM.MICROSOFT.CONCAT([.AW13];&quot;%_&quot;;[.AX13];[.AY13])" office:value-type="string" office:string-value="92%_C9L1" calcext:value-type="string">
            <text:p>92%_C9L1</text:p>
          </table:table-cell>
          <table:table-cell table:style-name="ce28" table:formula="of:=[.AZ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3" table:formula="of:=COM.MICROSOFT.CONCAT([.BC13];&quot;%_&quot;;[.BD13];[.BE13])" office:value-type="string" office:string-value="91%_C10L1" calcext:value-type="string">
            <text:p>91%_C10L1</text:p>
          </table:table-cell>
          <table:table-cell table:style-name="ce29" table:formula="of:=[.BF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2" table:formula="of:=COM.MICROSOFT.CONCAT([.BI13];&quot;%_&quot;;[.BJ13];[.BK13])" office:value-type="string" office:string-value="90%_C11L1" calcext:value-type="string">
            <text:p>90%_C11L1</text:p>
          </table:table-cell>
          <table:table-cell table:style-name="ce28" table:formula="of:=[.BL13]" office:value-type="float" office:value="0" calcext:value-type="float">
            <text:p>0,000</text:p>
          </table:table-cell>
          <table:table-cell table:number-columns-repeated="63"/>
        </table:table-row>
        <table:table-row table:style-name="ro1" table:number-rows-repeated="12">
          <table:table-cell table:number-columns-repeated="65"/>
        </table:table-row>
        <table:table-row table:style-name="ro1">
          <table:table-cell table:style-name="ce25" office:value-type="string" calcext:value-type="string">
            <text:p>Faces</text:p>
          </table:table-cell>
          <table:table-cell table:style-name="ce25" office:value-type="string" calcext:value-type="string">
            <text:p>Ep (mm)</text:p>
          </table:table-cell>
          <table:table-cell table:number-columns-repeated="63"/>
        </table:table-row>
        <table:table-row table:style-name="ro1">
          <table:table-cell table:formula="of:=COM.MICROSOFT.CONCAT([.A9:.C9])" office:value-type="string" office:string-value="X1C1L1" calcext:value-type="string">
            <text:p>X1C1L1</text:p>
          </table:table-cell>
          <table:table-cell table:style-name="ce12" table:formula="of:=[.D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10:.C10])" office:value-type="string" office:string-value="X2C1L1" calcext:value-type="string">
            <text:p>X2C1L1</text:p>
          </table:table-cell>
          <table:table-cell table:style-name="ce12" table:formula="of:=[.D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11:.C11])" office:value-type="string" office:string-value="Y1C1L1" calcext:value-type="string">
            <text:p>Y1C1L1</text:p>
          </table:table-cell>
          <table:table-cell table:style-name="ce12" table:formula="of:=[.D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12:.C12])" office:value-type="string" office:string-value="Y2C1L1" calcext:value-type="string">
            <text:p>Y2C1L1</text:p>
          </table:table-cell>
          <table:table-cell table:style-name="ce12" table:formula="of:=[.D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G9:.I9])" office:value-type="string" office:string-value="X1C2L1" calcext:value-type="string">
            <text:p>X1C2L1</text:p>
          </table:table-cell>
          <table:table-cell table:style-name="ce12" table:formula="of:=[.J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G10:.I10])" office:value-type="string" office:string-value="X2C2L1" calcext:value-type="string">
            <text:p>X2C2L1</text:p>
          </table:table-cell>
          <table:table-cell table:style-name="ce12" table:formula="of:=[.J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G11:.I11])" office:value-type="string" office:string-value="Y1C2L1" calcext:value-type="string">
            <text:p>Y1C2L1</text:p>
          </table:table-cell>
          <table:table-cell table:style-name="ce12" table:formula="of:=[.J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G12:.I12])" office:value-type="string" office:string-value="Y2C2L1" calcext:value-type="string">
            <text:p>Y2C2L1</text:p>
          </table:table-cell>
          <table:table-cell table:style-name="ce12" table:formula="of:=[.J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M9:.O9])" office:value-type="string" office:string-value="X1C3L1" calcext:value-type="string">
            <text:p>X1C3L1</text:p>
          </table:table-cell>
          <table:table-cell table:style-name="ce12" table:formula="of:=[.P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M10:.O10])" office:value-type="string" office:string-value="X2C3L1" calcext:value-type="string">
            <text:p>X2C3L1</text:p>
          </table:table-cell>
          <table:table-cell table:style-name="ce12" table:formula="of:=[.P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M11:.O11])" office:value-type="string" office:string-value="Y1C3L1" calcext:value-type="string">
            <text:p>Y1C3L1</text:p>
          </table:table-cell>
          <table:table-cell table:style-name="ce12" table:formula="of:=[.P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M12:.O12])" office:value-type="string" office:string-value="Y2C3L1" calcext:value-type="string">
            <text:p>Y2C3L1</text:p>
          </table:table-cell>
          <table:table-cell table:style-name="ce12" table:formula="of:=[.P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S9:.U9])" office:value-type="string" office:string-value="X1C4L1" calcext:value-type="string">
            <text:p>X1C4L1</text:p>
          </table:table-cell>
          <table:table-cell table:style-name="ce12" table:formula="of:=[.V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S10:.U10])" office:value-type="string" office:string-value="X2C4L1" calcext:value-type="string">
            <text:p>X2C4L1</text:p>
          </table:table-cell>
          <table:table-cell table:style-name="ce12" table:formula="of:=[.V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S11:.U11])" office:value-type="string" office:string-value="Y1C4L1" calcext:value-type="string">
            <text:p>Y1C4L1</text:p>
          </table:table-cell>
          <table:table-cell table:style-name="ce12" table:formula="of:=[.V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S12:.U12])" office:value-type="string" office:string-value="Y2C4L1" calcext:value-type="string">
            <text:p>Y2C4L1</text:p>
          </table:table-cell>
          <table:table-cell table:style-name="ce12" table:formula="of:=[.V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Y9:.AA9])" office:value-type="string" office:string-value="X1C5L1" calcext:value-type="string">
            <text:p>X1C5L1</text:p>
          </table:table-cell>
          <table:table-cell table:style-name="ce12" table:formula="of:=[.AB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Y10:.AA10])" office:value-type="string" office:string-value="X2C5L1" calcext:value-type="string">
            <text:p>X2C5L1</text:p>
          </table:table-cell>
          <table:table-cell table:style-name="ce12" table:formula="of:=[.AB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Y11:.AA11])" office:value-type="string" office:string-value="Y1C5L1" calcext:value-type="string">
            <text:p>Y1C5L1</text:p>
          </table:table-cell>
          <table:table-cell table:style-name="ce12" table:formula="of:=[.AB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Y12:.AA12])" office:value-type="string" office:string-value="Y2C5L1" calcext:value-type="string">
            <text:p>Y2C5L1</text:p>
          </table:table-cell>
          <table:table-cell table:style-name="ce12" table:formula="of:=[.AB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AE9:.AG9])" office:value-type="string" office:string-value="X1C6L1" calcext:value-type="string">
            <text:p>X1C6L1</text:p>
          </table:table-cell>
          <table:table-cell table:style-name="ce12" table:formula="of:=[.AH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E10:.AG10])" office:value-type="string" office:string-value="X2C6L1" calcext:value-type="string">
            <text:p>X2C6L1</text:p>
          </table:table-cell>
          <table:table-cell table:style-name="ce12" table:formula="of:=[.AH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E11:.AG11])" office:value-type="string" office:string-value="Y1C6L1" calcext:value-type="string">
            <text:p>Y1C6L1</text:p>
          </table:table-cell>
          <table:table-cell table:style-name="ce12" table:formula="of:=[.AH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E12:.AG12])" office:value-type="string" office:string-value="Y2C6L1" calcext:value-type="string">
            <text:p>Y2C6L1</text:p>
          </table:table-cell>
          <table:table-cell table:style-name="ce12" table:formula="of:=[.AH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AK9:.AM9])" office:value-type="string" office:string-value="X1C7L1" calcext:value-type="string">
            <text:p>X1C7L1</text:p>
          </table:table-cell>
          <table:table-cell table:style-name="ce12" table:formula="of:=[.AN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K10:.AM10])" office:value-type="string" office:string-value="X2C7L1" calcext:value-type="string">
            <text:p>X2C7L1</text:p>
          </table:table-cell>
          <table:table-cell table:style-name="ce12" table:formula="of:=[.AN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K11:.AM11])" office:value-type="string" office:string-value="Y1C7L1" calcext:value-type="string">
            <text:p>Y1C7L1</text:p>
          </table:table-cell>
          <table:table-cell table:style-name="ce12" table:formula="of:=[.AN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K12:.AM12])" office:value-type="string" office:string-value="Y2C7L1" calcext:value-type="string">
            <text:p>Y2C7L1</text:p>
          </table:table-cell>
          <table:table-cell table:style-name="ce12" table:formula="of:=[.AN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AQ9:.AS9])" office:value-type="string" office:string-value="X1C8L1" calcext:value-type="string">
            <text:p>X1C8L1</text:p>
          </table:table-cell>
          <table:table-cell table:style-name="ce12" table:formula="of:=[.AT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Q10:.AS10])" office:value-type="string" office:string-value="X2C8L1" calcext:value-type="string">
            <text:p>X2C8L1</text:p>
          </table:table-cell>
          <table:table-cell table:style-name="ce12" table:formula="of:=[.AT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Q11:.AS11])" office:value-type="string" office:string-value="Y1C8L1" calcext:value-type="string">
            <text:p>Y1C8L1</text:p>
          </table:table-cell>
          <table:table-cell table:style-name="ce12" table:formula="of:=[.AT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Q12:.AS12])" office:value-type="string" office:string-value="Y2C8L1" calcext:value-type="string">
            <text:p>Y2C8L1</text:p>
          </table:table-cell>
          <table:table-cell table:style-name="ce12" table:formula="of:=[.AT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AW9:.AY9])" office:value-type="string" office:string-value="X1C9L1" calcext:value-type="string">
            <text:p>X1C9L1</text:p>
          </table:table-cell>
          <table:table-cell table:style-name="ce12" table:formula="of:=[.AZ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W10:.AY10])" office:value-type="string" office:string-value="X2C9L1" calcext:value-type="string">
            <text:p>X2C9L1</text:p>
          </table:table-cell>
          <table:table-cell table:style-name="ce12" table:formula="of:=[.AZ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W11:.AY11])" office:value-type="string" office:string-value="Y1C9L1" calcext:value-type="string">
            <text:p>Y1C9L1</text:p>
          </table:table-cell>
          <table:table-cell table:style-name="ce12" table:formula="of:=[.AZ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AW12:.AY12])" office:value-type="string" office:string-value="Y2C9L1" calcext:value-type="string">
            <text:p>Y2C9L1</text:p>
          </table:table-cell>
          <table:table-cell table:style-name="ce12" table:formula="of:=[.AZ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BC9:.BE9])" office:value-type="string" office:string-value="X1C10L1" calcext:value-type="string">
            <text:p>X1C10L1</text:p>
          </table:table-cell>
          <table:table-cell table:style-name="ce12" table:formula="of:=[.BF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BC10:.BE10])" office:value-type="string" office:string-value="X2C10L1" calcext:value-type="string">
            <text:p>X2C10L1</text:p>
          </table:table-cell>
          <table:table-cell table:style-name="ce12" table:formula="of:=[.BF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BC11:.BE11])" office:value-type="string" office:string-value="Y1C10L1" calcext:value-type="string">
            <text:p>Y1C10L1</text:p>
          </table:table-cell>
          <table:table-cell table:style-name="ce12" table:formula="of:=[.BF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BC12:.BE12])" office:value-type="string" office:string-value="Y2C10L1" calcext:value-type="string">
            <text:p>Y2C10L1</text:p>
          </table:table-cell>
          <table:table-cell table:style-name="ce12" table:formula="of:=[.BF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BI9:.BK9])" office:value-type="string" office:string-value="X1C11L1" calcext:value-type="string">
            <text:p>X1C11L1</text:p>
          </table:table-cell>
          <table:table-cell table:style-name="ce12" table:formula="of:=[.BL9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BI10:.BK10])" office:value-type="string" office:string-value="X2C11L1" calcext:value-type="string">
            <text:p>X2C11L1</text:p>
          </table:table-cell>
          <table:table-cell table:style-name="ce12" table:formula="of:=[.BL10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BI11:.BK11])" office:value-type="string" office:string-value="Y1C11L1" calcext:value-type="string">
            <text:p>Y1C11L1</text:p>
          </table:table-cell>
          <table:table-cell table:style-name="ce12" table:formula="of:=[.BL11]" office:value-type="float" office:value="0" calcext:value-type="float">
            <text:p>0,000</text:p>
          </table:table-cell>
          <table:table-cell table:number-columns-repeated="63"/>
        </table:table-row>
        <table:table-row table:style-name="ro1">
          <table:table-cell table:formula="of:=COM.MICROSOFT.CONCAT([.BI12:.BK12])" office:value-type="string" office:string-value="Y2C11L1" calcext:value-type="string">
            <text:p>Y2C11L1</text:p>
          </table:table-cell>
          <table:table-cell table:style-name="ce12" table:formula="of:=[.BL12]" office:value-type="float" office:value="0" calcext:value-type="float">
            <text:p>0,000</text:p>
          </table:table-cell>
          <table:table-cell table:number-columns-repeated="63"/>
        </table:table-row>
        <table:table-row table:style-name="ro1" table:number-rows-repeated="2">
          <table:table-cell table:number-columns-repeated="65"/>
        </table:table-row>
        <table:table-row table:style-name="ro1" table:number-rows-repeated="12">
          <table:table-cell table:style-name="Default" table:number-columns-repeated="5"/>
          <table:table-cell table:number-columns-repeated="60"/>
        </table:table-row>
        <table:table-row table:style-name="ro1" table:number-rows-repeated="1048464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Exemple_Test_Debit_Filament_Matrice_Cubes_10C_x_1L_100%..90%_Pas_1%" table:style-name="ta1" table:protected="true">
        <loext:table-protection loext:select-protected-cells="true" loext:select-unprotected-cells="true"/>
        <table:shapes>
          <draw:frame draw:z-index="0" draw:style-name="gr1" draw:text-style-name="P1" svg:width="19.712cm" svg:height="10.788cm" svg:x="11.949cm" svg:y="7.493cm">
            <draw:object draw:notify-on-update-of-ranges="'Exemple_Test_Debit_Filament_Matrice_Cubes_10C_x_1L_100%..90%_Pas_1%'.A20:'Exemple_Test_Debit_Filament_Matrice_Cubes_10C_x_1L_100%..90%_Pas_1%'.A30 'Exemple_Test_Debit_Filament_Matrice_Cubes_10C_x_1L_100%..90%_Pas_1%'.B19:'Exemple_Test_Debit_Filament_Matrice_Cubes_10C_x_1L_100%..90%_Pas_1%'.B19 'Exemple_Test_Debit_Filament_Matrice_Cubes_10C_x_1L_100%..90%_Pas_1%'.B20:'Exemple_Test_Debit_Filament_Matrice_Cubes_10C_x_1L_100%..90%_Pas_1%'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5.88cm" svg:height="21.468cm" svg:x="12.279cm" svg:y="20.963cm">
            <draw:object draw:notify-on-update-of-ranges="'Exemple_Test_Debit_Filament_Matrice_Cubes_10C_x_1L_100%..90%_Pas_1%'.A44:'Exemple_Test_Debit_Filament_Matrice_Cubes_10C_x_1L_100%..90%_Pas_1%'.A97 'Exemple_Test_Debit_Filament_Matrice_Cubes_10C_x_1L_100%..90%_Pas_1%'.B43:'Exemple_Test_Debit_Filament_Matrice_Cubes_10C_x_1L_100%..90%_Pas_1%'.B43 'Exemple_Test_Debit_Filament_Matrice_Cubes_10C_x_1L_100%..90%_Pas_1%'.B44:'Exemple_Test_Debit_Filament_Matrice_Cubes_10C_x_1L_100%..90%_Pas_1%'.B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number-columns-repeated="3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9" office:value-type="date" office:date-value="2024-10-20" calcext:value-type="date" table:number-columns-spanned="2" table:number-rows-spanned="1">
            <text:p>20/10/24</text:p>
          </table:table-cell>
          <table:covered-table-cell table:style-name="ce13"/>
          <table:table-cell table:style-name="ce12"/>
          <table:table-cell table:number-columns-repeated="8"/>
          <table:table-cell table:style-name="ce4" office:value-type="string" calcext:value-type="string">
            <text:p>NB DIV</text:p>
          </table:table-cell>
          <table:table-cell table:style-name="ce4" office:value-type="string" calcext:value-type="string">
            <text:p>1 DIV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m</text:p>
          </table:table-cell>
          <table:table-cell table:number-columns-repeated="20"/>
          <table:table-cell table:style-name="ce4" office:value-type="string" calcext:value-type="string">
            <text:p>NB DIV</text:p>
          </table:table-cell>
          <table:table-cell table:style-name="ce4" office:value-type="string" calcext:value-type="string">
            <text:p>1 DIV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m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Têtes</text:p>
          </table:table-cell>
          <table:table-cell table:style-name="ce10" office:value-type="string" calcext:value-type="string">
            <text:p>Z2</text:p>
          </table:table-cell>
          <table:table-cell table:style-name="ce12" table:number-columns-repeated="2"/>
          <table:table-cell table:number-columns-repeated="8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1.5" calcext:value-type="float">
            <text:p>1,5</text:p>
          </table:table-cell>
          <table:table-cell table:style-name="ce12" table:formula="of:=[.O2]+([.M2]*[.N2])" office:value-type="float" office:value="1.66" calcext:value-type="float">
            <text:p>1,660</text:p>
          </table:table-cell>
          <table:table-cell table:number-columns-repeated="20"/>
          <table:table-cell table:style-name="ce4" office:value-type="float" office:value="7" calcext:value-type="float">
            <text:p>7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1.5" calcext:value-type="float">
            <text:p>1,5</text:p>
          </table:table-cell>
          <table:table-cell table:style-name="ce12" table:formula="of:=[.AM2]+([.AK2]*[.AL2])" office:value-type="float" office:value="1.57" calcext:value-type="float">
            <text:p>1,570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Série</text:p>
          </table:table-cell>
          <table:table-cell table:style-name="ce10" office:value-type="string" calcext:value-type="string">
            <text:p>S2</text:p>
          </table:table-cell>
          <table:table-cell table:number-columns-repeated="10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1.5" calcext:value-type="float">
            <text:p>1,5</text:p>
          </table:table-cell>
          <table:table-cell table:style-name="ce12" table:formula="of:=[.O3]-([.M3]*[.N3])" office:value-type="float" office:value="1.49" calcext:value-type="float">
            <text:p>1,490</text:p>
          </table:table-cell>
          <table:table-cell table:number-columns-repeated="20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1.5" calcext:value-type="float">
            <text:p>1,5</text:p>
          </table:table-cell>
          <table:table-cell table:style-name="ce12" table:formula="of:=[.AM3]-([.AK3]*[.AL3])" office:value-type="float" office:value="1.49" calcext:value-type="float">
            <text:p>1,490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Bsup</text:p>
          </table:table-cell>
          <table:table-cell table:style-name="ce27" office:value-type="float" office:value="100" calcext:value-type="float">
            <text:p>100,0</text:p>
          </table:table-cell>
          <table:table-cell table:number-columns-repeated="2"/>
          <table:table-cell table:style-name="ce31"/>
          <table:table-cell table:number-columns-repeated="60"/>
        </table:table-row>
        <table:table-row table:style-name="ro1">
          <table:table-cell table:style-name="ce3" office:value-type="string" calcext:value-type="string">
            <text:p>Pa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number-columns-repeated="65"/>
        </table:table-row>
        <table:table-row table:style-name="ro1"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/>
          <table:table-cell/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 table:style-name="ce4"/>
          <table:table-cell/>
          <table:table-cell table:style-name="ce14" table:formula="of:=[.B3]" office:value-type="string" office:string-value="S2" calcext:value-type="string" table:number-columns-spanned="5" table:number-rows-spanned="1">
            <text:p>S2</text:p>
          </table:table-cell>
          <table:covered-table-cell table:number-columns-repeated="2" table:style-name="ce14"/>
          <table:covered-table-cell table:style-name="ce50"/>
          <table:covered-table-cell table:style-name="ce4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  <table:table-cell table:style-name="ce18" office:value-type="string" calcext:value-type="string">
            <text:p>→</text:p>
          </table:table-cell>
          <table:table-cell table:style-name="ce14" table:number-columns-spanned="3" table:number-rows-spanned="1"/>
          <table:covered-table-cell table:number-columns-repeated="2" table:style-name="ce44"/>
          <table:table-cell table:style-name="ce50" office:value-type="string" calcext:value-type="string">
            <text:p>E (mm)</text:p>
          </table:table-cell>
          <table:table-cell table:style-name="ce44" office:value-type="string" calcext:value-type="string">
            <text:p>Delta (mm)</text:p>
          </table:table-cell>
        </table:table-row>
        <table:table-row table:style-name="ro1"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75" calcext:value-type="float">
            <text:p>1,750</text:p>
          </table:table-cell>
          <table:table-cell table:style-name="ce16" table:formula="of:=[.D9]-EpaisseurThéorique" office:value-type="float" office:value="0.15" calcext:value-type="float">
            <text:p>0,15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6" calcext:value-type="float">
            <text:p>1,660</text:p>
          </table:table-cell>
          <table:table-cell table:style-name="ce19" table:formula="of:=[.J9]-EpaisseurThéorique" office:value-type="float" office:value="0.0599999999999998" calcext:value-type="float">
            <text:p>0,06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55" calcext:value-type="float">
            <text:p>1,655</text:p>
          </table:table-cell>
          <table:table-cell table:style-name="ce19" table:formula="of:=[.P9]-EpaisseurThéorique" office:value-type="float" office:value="0.0549999999999999" calcext:value-type="float">
            <text:p>0,055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55" calcext:value-type="float">
            <text:p>1,655</text:p>
          </table:table-cell>
          <table:table-cell table:style-name="ce19" table:formula="of:=[.V9]-EpaisseurThéorique" office:value-type="float" office:value="0.0549999999999999" calcext:value-type="float">
            <text:p>0,055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35" calcext:value-type="float">
            <text:p>1,635</text:p>
          </table:table-cell>
          <table:table-cell table:style-name="ce19" table:formula="of:=[.AB9]-EpaisseurThéorique" office:value-type="float" office:value="0.0349999999999999" calcext:value-type="float">
            <text:p>0,035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15" calcext:value-type="float">
            <text:p>1,615</text:p>
          </table:table-cell>
          <table:table-cell table:style-name="ce19" table:formula="of:=[.AH9]-EpaisseurThéorique" office:value-type="float" office:value="0.0149999999999999" calcext:value-type="float">
            <text:p>0,015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1" calcext:value-type="float">
            <text:p>1,610</text:p>
          </table:table-cell>
          <table:table-cell table:style-name="ce19" table:formula="of:=[.AN9]-EpaisseurThéorique" office:value-type="float" office:value="0.01" calcext:value-type="float">
            <text:p>0,01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" calcext:value-type="float">
            <text:p>1,600</text:p>
          </table:table-cell>
          <table:table-cell table:style-name="ce19" table:formula="of:=[.AT9]-EpaisseurThéorique" office:value-type="float" office:value="0" calcext:value-type="float">
            <text:p>0,000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595" calcext:value-type="float">
            <text:p>1,595</text:p>
          </table:table-cell>
          <table:table-cell table:style-name="ce19" table:formula="of:=[.AZ9]-EpaisseurThéorique" office:value-type="float" office:value="-0.00500000000000012" calcext:value-type="float">
            <text:p>-0,005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575" calcext:value-type="float">
            <text:p>1,575</text:p>
          </table:table-cell>
          <table:table-cell table:style-name="ce19" table:formula="of:=[.BF9]-EpaisseurThéorique" office:value-type="float" office:value="-0.0250000000000001" calcext:value-type="float">
            <text:p>-0,0250</text:p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585" calcext:value-type="float">
            <text:p>1,585</text:p>
          </table:table-cell>
          <table:table-cell table:style-name="ce19" table:formula="of:=[.BL9]-EpaisseurThéorique" office:value-type="float" office:value="-0.0150000000000001" calcext:value-type="float">
            <text:p>-0,0150</text:p>
          </table:table-cell>
        </table:table-row>
        <table:table-row table:style-name="ro1"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75" calcext:value-type="float">
            <text:p>1,750</text:p>
          </table:table-cell>
          <table:table-cell table:style-name="ce16" table:formula="of:=[.D10]-EpaisseurThéorique" office:value-type="float" office:value="0.15" calcext:value-type="float">
            <text:p>0,15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9" calcext:value-type="float">
            <text:p>1,690</text:p>
          </table:table-cell>
          <table:table-cell table:style-name="ce19" table:formula="of:=[.J10]-EpaisseurThéorique" office:value-type="float" office:value="0.0899999999999999" calcext:value-type="float">
            <text:p>0,09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75" calcext:value-type="float">
            <text:p>1,675</text:p>
          </table:table-cell>
          <table:table-cell table:style-name="ce19" table:formula="of:=[.P10]-EpaisseurThéorique" office:value-type="float" office:value="0.075" calcext:value-type="float">
            <text:p>0,075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75" calcext:value-type="float">
            <text:p>1,675</text:p>
          </table:table-cell>
          <table:table-cell table:style-name="ce19" table:formula="of:=[.V10]-EpaisseurThéorique" office:value-type="float" office:value="0.075" calcext:value-type="float">
            <text:p>0,075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65" calcext:value-type="float">
            <text:p>1,665</text:p>
          </table:table-cell>
          <table:table-cell table:style-name="ce19" table:formula="of:=[.AB10]-EpaisseurThéorique" office:value-type="float" office:value="0.065" calcext:value-type="float">
            <text:p>0,065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45" calcext:value-type="float">
            <text:p>1,645</text:p>
          </table:table-cell>
          <table:table-cell table:style-name="ce19" table:formula="of:=[.AH10]-EpaisseurThéorique" office:value-type="float" office:value="0.0449999999999999" calcext:value-type="float">
            <text:p>0,045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3" calcext:value-type="float">
            <text:p>1,630</text:p>
          </table:table-cell>
          <table:table-cell table:style-name="ce19" table:formula="of:=[.AN10]-EpaisseurThéorique" office:value-type="float" office:value="0.0299999999999998" calcext:value-type="float">
            <text:p>0,03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25" calcext:value-type="float">
            <text:p>1,625</text:p>
          </table:table-cell>
          <table:table-cell table:style-name="ce19" table:formula="of:=[.AT10]-EpaisseurThéorique" office:value-type="float" office:value="0.0249999999999999" calcext:value-type="float">
            <text:p>0,025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15" calcext:value-type="float">
            <text:p>1,615</text:p>
          </table:table-cell>
          <table:table-cell table:style-name="ce19" table:formula="of:=[.AZ10]-EpaisseurThéorique" office:value-type="float" office:value="0.0149999999999999" calcext:value-type="float">
            <text:p>0,015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" calcext:value-type="float">
            <text:p>1,600</text:p>
          </table:table-cell>
          <table:table-cell table:style-name="ce19" table:formula="of:=[.BF10]-EpaisseurThéorique" office:value-type="float" office:value="0" calcext:value-type="float">
            <text:p>0,0000</text:p>
          </table:table-cell>
          <table:table-cell/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" calcext:value-type="float">
            <text:p>1,600</text:p>
          </table:table-cell>
          <table:table-cell table:style-name="ce19" table:formula="of:=[.BL10]-EpaisseurThéorique" office:value-type="float" office:value="0" calcext:value-type="float">
            <text:p>0,0000</text:p>
          </table:table-cell>
        </table:table-row>
        <table:table-row table:style-name="ro1"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735" calcext:value-type="float">
            <text:p>1,735</text:p>
          </table:table-cell>
          <table:table-cell table:style-name="ce16" table:formula="of:=[.D11]-EpaisseurThéorique" office:value-type="float" office:value="0.135" calcext:value-type="float">
            <text:p>0,135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9" calcext:value-type="float">
            <text:p>1,690</text:p>
          </table:table-cell>
          <table:table-cell table:style-name="ce19" table:formula="of:=[.J11]-EpaisseurThéorique" office:value-type="float" office:value="0.0899999999999999" calcext:value-type="float">
            <text:p>0,09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9" calcext:value-type="float">
            <text:p>1,690</text:p>
          </table:table-cell>
          <table:table-cell table:style-name="ce19" table:formula="of:=[.P11]-EpaisseurThéorique" office:value-type="float" office:value="0.0899999999999999" calcext:value-type="float">
            <text:p>0,09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25" calcext:value-type="float">
            <text:p>1,625</text:p>
          </table:table-cell>
          <table:table-cell table:style-name="ce19" table:formula="of:=[.V11]-EpaisseurThéorique" office:value-type="float" office:value="0.0249999999999999" calcext:value-type="float">
            <text:p>0,025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65" calcext:value-type="float">
            <text:p>1,665</text:p>
          </table:table-cell>
          <table:table-cell table:style-name="ce19" table:formula="of:=[.AB11]-EpaisseurThéorique" office:value-type="float" office:value="0.065" calcext:value-type="float">
            <text:p>0,065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5" calcext:value-type="float">
            <text:p>1,650</text:p>
          </table:table-cell>
          <table:table-cell table:style-name="ce19" table:formula="of:=[.AH11]-EpaisseurThéorique" office:value-type="float" office:value="0.0499999999999998" calcext:value-type="float">
            <text:p>0,05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25" calcext:value-type="float">
            <text:p>1,625</text:p>
          </table:table-cell>
          <table:table-cell table:style-name="ce19" table:formula="of:=[.AN11]-EpaisseurThéorique" office:value-type="float" office:value="0.0249999999999999" calcext:value-type="float">
            <text:p>0,025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25" calcext:value-type="float">
            <text:p>1,625</text:p>
          </table:table-cell>
          <table:table-cell table:style-name="ce19" table:formula="of:=[.AT11]-EpaisseurThéorique" office:value-type="float" office:value="0.0249999999999999" calcext:value-type="float">
            <text:p>0,025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4" calcext:value-type="float">
            <text:p>1,640</text:p>
          </table:table-cell>
          <table:table-cell table:style-name="ce19" table:formula="of:=[.AZ11]-EpaisseurThéorique" office:value-type="float" office:value="0.0399999999999998" calcext:value-type="float">
            <text:p>0,04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" calcext:value-type="float">
            <text:p>1,600</text:p>
          </table:table-cell>
          <table:table-cell table:style-name="ce19" table:formula="of:=[.BF11]-EpaisseurThéorique" office:value-type="float" office:value="0" calcext:value-type="float">
            <text:p>0,0000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595" calcext:value-type="float">
            <text:p>1,595</text:p>
          </table:table-cell>
          <table:table-cell table:style-name="ce19" table:formula="of:=[.BL11]-EpaisseurThéorique" office:value-type="float" office:value="-0.00500000000000012" calcext:value-type="float">
            <text:p>-0,0050</text:p>
          </table:table-cell>
        </table:table-row>
        <table:table-row table:style-name="ro1"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725" calcext:value-type="float">
            <text:p>1,725</text:p>
          </table:table-cell>
          <table:table-cell table:style-name="ce16" table:formula="of:=[.D12]-EpaisseurThéorique" office:value-type="float" office:value="0.125" calcext:value-type="float">
            <text:p>0,125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6" calcext:value-type="float">
            <text:p>1,660</text:p>
          </table:table-cell>
          <table:table-cell table:style-name="ce19" table:formula="of:=[.J12]-EpaisseurThéorique" office:value-type="float" office:value="0.0599999999999998" calcext:value-type="float">
            <text:p>0,06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6" calcext:value-type="float">
            <text:p>1,660</text:p>
          </table:table-cell>
          <table:table-cell table:style-name="ce19" table:formula="of:=[.P12]-EpaisseurThéorique" office:value-type="float" office:value="0.0599999999999998" calcext:value-type="float">
            <text:p>0,06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5" calcext:value-type="float">
            <text:p>1,650</text:p>
          </table:table-cell>
          <table:table-cell table:style-name="ce19" table:formula="of:=[.V12]-EpaisseurThéorique" office:value-type="float" office:value="0.0499999999999998" calcext:value-type="float">
            <text:p>0,05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3" calcext:value-type="float">
            <text:p>1,630</text:p>
          </table:table-cell>
          <table:table-cell table:style-name="ce19" table:formula="of:=[.AB12]-EpaisseurThéorique" office:value-type="float" office:value="0.0299999999999998" calcext:value-type="float">
            <text:p>0,03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2" calcext:value-type="float">
            <text:p>1,620</text:p>
          </table:table-cell>
          <table:table-cell table:style-name="ce19" table:formula="of:=[.AH12]-EpaisseurThéorique" office:value-type="float" office:value="0.02" calcext:value-type="float">
            <text:p>0,02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1" calcext:value-type="float">
            <text:p>1,610</text:p>
          </table:table-cell>
          <table:table-cell table:style-name="ce19" table:formula="of:=[.AN12]-EpaisseurThéorique" office:value-type="float" office:value="0.01" calcext:value-type="float">
            <text:p>0,01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6" calcext:value-type="float">
            <text:p>1,600</text:p>
          </table:table-cell>
          <table:table-cell table:style-name="ce19" table:formula="of:=[.AT12]-EpaisseurThéorique" office:value-type="float" office:value="0" calcext:value-type="float">
            <text:p>0,00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58" calcext:value-type="float">
            <text:p>1,580</text:p>
          </table:table-cell>
          <table:table-cell table:style-name="ce19" table:formula="of:=[.AZ12]-EpaisseurThéorique" office:value-type="float" office:value="-0.02" calcext:value-type="float">
            <text:p>-0,020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575" calcext:value-type="float">
            <text:p>1,575</text:p>
          </table:table-cell>
          <table:table-cell table:style-name="ce19" table:formula="of:=[.BF12]-EpaisseurThéorique" office:value-type="float" office:value="-0.0250000000000001" calcext:value-type="float">
            <text:p>-0,0250</text:p>
          </table:table-cell>
          <table:table-cell/>
          <table:table-cell table:style-name="ce6" office:value-type="string" calcext:value-type="string">
            <text:p>Y2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L1</text:p>
          </table:table-cell>
          <table:table-cell table:style-name="ce32" office:value-type="float" office:value="1.57" calcext:value-type="float">
            <text:p>1,570</text:p>
          </table:table-cell>
          <table:table-cell table:style-name="ce19" table:formula="of:=[.BL12]-EpaisseurThéorique" office:value-type="float" office:value="-0.03" calcext:value-type="float">
            <text:p>-0,0300</text:p>
          </table:table-cell>
        </table:table-row>
        <table:table-row table:style-name="ro1">
          <table:table-cell table:style-name="ce20" table:formula="of:=ROUND(S_92_91_Bsup;1)" office:value-type="float" office:value="100" calcext:value-type="float">
            <text:p>100,0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D9:.D12])" office:value-type="float" office:value="1.74" calcext:value-type="float">
            <text:p>1,740</text:p>
          </table:table-cell>
          <table:table-cell table:style-name="ce17" table:formula="of:=[.D13]-EpaisseurThéorique" office:value-type="float" office:value="0.14" calcext:value-type="float">
            <text:p>0,1400</text:p>
          </table:table-cell>
          <table:table-cell/>
          <table:table-cell table:style-name="ce20" table:formula="of:=ROUND([.A13]-S_92_91_Pas;1)" office:value-type="float" office:value="99" calcext:value-type="float">
            <text:p>99,0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J9:.J12])" office:value-type="float" office:value="1.675" calcext:value-type="float">
            <text:p>1,675</text:p>
          </table:table-cell>
          <table:table-cell table:style-name="ce17" table:formula="of:=[.J13]-EpaisseurThéorique" office:value-type="float" office:value="0.0749999999999997" calcext:value-type="float">
            <text:p>0,0750</text:p>
          </table:table-cell>
          <table:table-cell/>
          <table:table-cell table:style-name="ce20" table:formula="of:=ROUND([.G13]-S_92_91_Pas;1)" office:value-type="float" office:value="98" calcext:value-type="float">
            <text:p>98,0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P9:.P12])" office:value-type="float" office:value="1.67" calcext:value-type="float">
            <text:p>1,670</text:p>
          </table:table-cell>
          <table:table-cell table:style-name="ce17" table:formula="of:=[.P13]-EpaisseurThéorique" office:value-type="float" office:value="0.0699999999999998" calcext:value-type="float">
            <text:p>0,0700</text:p>
          </table:table-cell>
          <table:table-cell/>
          <table:table-cell table:style-name="ce20" table:formula="of:=ROUND([.M13]-S_92_91_Pas;1)" office:value-type="float" office:value="97" calcext:value-type="float">
            <text:p>97,0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V9:.V12])" office:value-type="float" office:value="1.65125" calcext:value-type="float">
            <text:p>1,651</text:p>
          </table:table-cell>
          <table:table-cell table:style-name="ce17" table:formula="of:=[.V13]-EpaisseurThéorique" office:value-type="float" office:value="0.05125" calcext:value-type="float">
            <text:p>0,0513</text:p>
          </table:table-cell>
          <table:table-cell/>
          <table:table-cell table:style-name="ce20" table:formula="of:=ROUND([.S13]-S_92_91_Pas;1)" office:value-type="float" office:value="96" calcext:value-type="float">
            <text:p>96,0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AB9:.AB12])" office:value-type="float" office:value="1.64875" calcext:value-type="float">
            <text:p>1,649</text:p>
          </table:table-cell>
          <table:table-cell table:style-name="ce17" table:formula="of:=[.AB13]-EpaisseurThéorique" office:value-type="float" office:value="0.0487499999999999" calcext:value-type="float">
            <text:p>0,0487</text:p>
          </table:table-cell>
          <table:table-cell/>
          <table:table-cell table:style-name="ce20" table:formula="of:=ROUND([.Y13]-S_92_91_Pas;1)" office:value-type="float" office:value="95" calcext:value-type="float">
            <text:p>95,0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AH9:.AH12])" office:value-type="float" office:value="1.6325" calcext:value-type="float">
            <text:p>1,633</text:p>
          </table:table-cell>
          <table:table-cell table:style-name="ce17" table:formula="of:=[.AH13]-EpaisseurThéorique" office:value-type="float" office:value="0.0325" calcext:value-type="float">
            <text:p>0,0325</text:p>
          </table:table-cell>
          <table:table-cell/>
          <table:table-cell table:style-name="ce20" table:formula="of:=ROUND([.AE13]-S_92_91_Pas;1)" office:value-type="float" office:value="94" calcext:value-type="float">
            <text:p>94,0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AN9:.AN12])" office:value-type="float" office:value="1.61875" calcext:value-type="float">
            <text:p>1,619</text:p>
          </table:table-cell>
          <table:table-cell table:style-name="ce17" table:formula="of:=[.AN13]-EpaisseurThéorique" office:value-type="float" office:value="0.0187499999999998" calcext:value-type="float">
            <text:p>0,0187</text:p>
          </table:table-cell>
          <table:table-cell/>
          <table:table-cell table:style-name="ce20" table:formula="of:=ROUND([.AK13]-S_92_91_Pas;1)" office:value-type="float" office:value="93" calcext:value-type="float">
            <text:p>93,0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AT9:.AT12])" office:value-type="float" office:value="1.6125" calcext:value-type="float">
            <text:p>1,613</text:p>
          </table:table-cell>
          <table:table-cell table:style-name="ce17" table:formula="of:=[.AT13]-EpaisseurThéorique" office:value-type="float" office:value="0.0125" calcext:value-type="float">
            <text:p>0,0125</text:p>
          </table:table-cell>
          <table:table-cell/>
          <table:table-cell table:style-name="ce20" table:formula="of:=ROUND([.AQ13]-S_92_91_Pas;1)" office:value-type="float" office:value="92" calcext:value-type="float">
            <text:p>92,0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AZ9:.AZ12])" office:value-type="float" office:value="1.6075" calcext:value-type="float">
            <text:p>1,608</text:p>
          </table:table-cell>
          <table:table-cell table:style-name="ce17" table:formula="of:=[.AZ13]-EpaisseurThéorique" office:value-type="float" office:value="0.00749999999999984" calcext:value-type="float">
            <text:p>0,0075</text:p>
          </table:table-cell>
          <table:table-cell/>
          <table:table-cell table:style-name="ce20" table:formula="of:=ROUND([.AW13]-S_92_91_Pas;1)" office:value-type="float" office:value="91" calcext:value-type="float">
            <text:p>91,0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BF9:.BF12])" office:value-type="float" office:value="1.5875" calcext:value-type="float">
            <text:p>1,588</text:p>
          </table:table-cell>
          <table:table-cell table:style-name="ce17" table:formula="of:=[.BF13]-EpaisseurThéorique" office:value-type="float" office:value="-0.0125000000000002" calcext:value-type="float">
            <text:p>-0,0125</text:p>
          </table:table-cell>
          <table:table-cell/>
          <table:table-cell table:style-name="ce20" table:formula="of:=ROUND([.BC13]-S_92_91_Pas;1)" office:value-type="float" office:value="90" calcext:value-type="float">
            <text:p>90,0</text:p>
          </table:table-cell>
          <table:table-cell table:style-name="ce6" office:value-type="string" calcext:value-type="string">
            <text:p>C11</text:p>
          </table:table-cell>
          <table:table-cell table:style-name="ce6" office:value-type="string" calcext:value-type="string">
            <text:p>L1</text:p>
          </table:table-cell>
          <table:table-cell table:style-name="ce15" table:formula="of:=AVERAGE([.BL9:.BL12])" office:value-type="float" office:value="1.5875" calcext:value-type="float">
            <text:p>1,588</text:p>
          </table:table-cell>
          <table:table-cell table:style-name="ce17" table:formula="of:=[.BL13]-EpaisseurThéorique" office:value-type="float" office:value="-0.0125000000000002" calcext:value-type="float">
            <text:p>-0,0125</text:p>
          </table:table-cell>
        </table:table-row>
        <table:table-row table:style-name="ro1">
          <table:table-cell table:number-columns-repeated="65"/>
        </table:table-row>
        <table:table-row table:style-name="ro1" table:number-rows-repeated="3">
          <table:table-cell table:style-name="Default" table:number-columns-repeated="4"/>
          <table:table-cell table:number-columns-repeated="61"/>
        </table:table-row>
        <table:table-row table:style-name="ro1">
          <table:table-cell table:number-columns-repeated="65"/>
        </table:table-row>
        <table:table-row table:style-name="ro1">
          <table:table-cell table:style-name="ce21" office:value-type="string" calcext:value-type="string">
            <text:p>Cube DEBIT</text:p>
          </table:table-cell>
          <table:table-cell table:style-name="ce21" office:value-type="string" calcext:value-type="string">
            <text:p>Moy</text:p>
          </table:table-cell>
          <table:table-cell table:number-columns-repeated="63"/>
        </table:table-row>
        <table:table-row table:style-name="ro1">
          <table:table-cell table:style-name="ce22" table:formula="of:=COM.MICROSOFT.CONCAT([.A13];&quot;%_&quot;;[.B13];[.C13])" office:value-type="string" office:string-value="100%_C1L1" calcext:value-type="string">
            <text:p>100%_C1L1</text:p>
          </table:table-cell>
          <table:table-cell table:style-name="ce28" table:formula="of:=[.D13]" office:value-type="float" office:value="1.74" calcext:value-type="float">
            <text:p>1,740</text:p>
          </table:table-cell>
          <table:table-cell table:number-columns-repeated="63"/>
        </table:table-row>
        <table:table-row table:style-name="ro1">
          <table:table-cell table:style-name="ce23" table:formula="of:=COM.MICROSOFT.CONCAT([.G13];&quot;%_&quot;;[.H13];[.I13])" office:value-type="string" office:string-value="99%_C2L1" calcext:value-type="string">
            <text:p>99%_C2L1</text:p>
          </table:table-cell>
          <table:table-cell table:style-name="ce29" table:formula="of:=[.J13]" office:value-type="float" office:value="1.675" calcext:value-type="float">
            <text:p>1,675</text:p>
          </table:table-cell>
          <table:table-cell table:number-columns-repeated="63"/>
        </table:table-row>
        <table:table-row table:style-name="ro1">
          <table:table-cell table:style-name="ce22" table:formula="of:=COM.MICROSOFT.CONCAT([.M13];&quot;%_&quot;;[.N13];[.O13])" office:value-type="string" office:string-value="98%_C3L1" calcext:value-type="string">
            <text:p>98%_C3L1</text:p>
          </table:table-cell>
          <table:table-cell table:style-name="ce28" table:formula="of:=[.P13]" office:value-type="float" office:value="1.67" calcext:value-type="float">
            <text:p>1,670</text:p>
          </table:table-cell>
          <table:table-cell table:number-columns-repeated="63"/>
        </table:table-row>
        <table:table-row table:style-name="ro1">
          <table:table-cell table:style-name="ce23" table:formula="of:=COM.MICROSOFT.CONCAT([.S13];&quot;%_&quot;;[.T13];[.U13])" office:value-type="string" office:string-value="97%_C4L1" calcext:value-type="string">
            <text:p>97%_C4L1</text:p>
          </table:table-cell>
          <table:table-cell table:style-name="ce29" table:formula="of:=[.V13]" office:value-type="float" office:value="1.65125" calcext:value-type="float">
            <text:p>1,651</text:p>
          </table:table-cell>
          <table:table-cell table:number-columns-repeated="63"/>
        </table:table-row>
        <table:table-row table:style-name="ro1">
          <table:table-cell table:style-name="ce22" table:formula="of:=COM.MICROSOFT.CONCAT([.Y13];&quot;%_&quot;;[.Z13];[.AA13])" office:value-type="string" office:string-value="96%_C5L1" calcext:value-type="string">
            <text:p>96%_C5L1</text:p>
          </table:table-cell>
          <table:table-cell table:style-name="ce28" table:formula="of:=[.AB13]" office:value-type="float" office:value="1.64875" calcext:value-type="float">
            <text:p>1,649</text:p>
          </table:table-cell>
          <table:table-cell table:number-columns-repeated="63"/>
        </table:table-row>
        <table:table-row table:style-name="ro1">
          <table:table-cell table:style-name="ce23" table:formula="of:=COM.MICROSOFT.CONCAT([.AE13];&quot;%_&quot;;[.AF13];[.AG13])" office:value-type="string" office:string-value="95%_C6L1" calcext:value-type="string">
            <text:p>95%_C6L1</text:p>
          </table:table-cell>
          <table:table-cell table:style-name="ce29" table:formula="of:=[.AH13]" office:value-type="float" office:value="1.6325" calcext:value-type="float">
            <text:p>1,633</text:p>
          </table:table-cell>
          <table:table-cell table:number-columns-repeated="63"/>
        </table:table-row>
        <table:table-row table:style-name="ro1">
          <table:table-cell table:style-name="ce22" table:formula="of:=COM.MICROSOFT.CONCAT([.AK13];&quot;%_&quot;;[.AL13];[.AM13])" office:value-type="string" office:string-value="94%_C7L1" calcext:value-type="string">
            <text:p>94%_C7L1</text:p>
          </table:table-cell>
          <table:table-cell table:style-name="ce28" table:formula="of:=[.AN13]" office:value-type="float" office:value="1.61875" calcext:value-type="float">
            <text:p>1,619</text:p>
          </table:table-cell>
          <table:table-cell table:number-columns-repeated="63"/>
        </table:table-row>
        <table:table-row table:style-name="ro1">
          <table:table-cell table:style-name="ce23" table:formula="of:=COM.MICROSOFT.CONCAT([.AQ13];&quot;%_&quot;;[.AR13];[.AS13])" office:value-type="string" office:string-value="93%_C8L1" calcext:value-type="string">
            <text:p>93%_C8L1</text:p>
          </table:table-cell>
          <table:table-cell table:style-name="ce29" table:formula="of:=[.AT13]" office:value-type="float" office:value="1.6125" calcext:value-type="float">
            <text:p>1,613</text:p>
          </table:table-cell>
          <table:table-cell table:number-columns-repeated="63"/>
        </table:table-row>
        <table:table-row table:style-name="ro1">
          <table:table-cell table:style-name="ce24" table:formula="of:=COM.MICROSOFT.CONCAT([.AW13];&quot;%_&quot;;[.AX13];[.AY13])" office:value-type="string" office:string-value="92%_C9L1" calcext:value-type="string">
            <text:p>92%_C9L1</text:p>
          </table:table-cell>
          <table:table-cell table:style-name="ce28" table:formula="of:=[.AZ13]" office:value-type="float" office:value="1.6075" calcext:value-type="float">
            <text:p>1,608</text:p>
          </table:table-cell>
          <table:table-cell table:number-columns-repeated="63"/>
        </table:table-row>
        <table:table-row table:style-name="ro1">
          <table:table-cell table:style-name="ce23" table:formula="of:=COM.MICROSOFT.CONCAT([.BC13];&quot;%_&quot;;[.BD13];[.BE13])" office:value-type="string" office:string-value="91%_C10L1" calcext:value-type="string">
            <text:p>91%_C10L1</text:p>
          </table:table-cell>
          <table:table-cell table:style-name="ce29" table:formula="of:=[.BF13]" office:value-type="float" office:value="1.5875" calcext:value-type="float">
            <text:p>1,588</text:p>
          </table:table-cell>
          <table:table-cell table:number-columns-repeated="63"/>
        </table:table-row>
        <table:table-row table:style-name="ro1">
          <table:table-cell table:style-name="ce22" table:formula="of:=COM.MICROSOFT.CONCAT([.BI13];&quot;%_&quot;;[.BJ13];[.BK13])" office:value-type="string" office:string-value="90%_C11L1" calcext:value-type="string">
            <text:p>90%_C11L1</text:p>
          </table:table-cell>
          <table:table-cell table:style-name="ce28" table:formula="of:=[.BL13]" office:value-type="float" office:value="1.5875" calcext:value-type="float">
            <text:p>1,588</text:p>
          </table:table-cell>
          <table:table-cell table:number-columns-repeated="63"/>
        </table:table-row>
        <table:table-row table:style-name="ro1" table:number-rows-repeated="12">
          <table:table-cell table:number-columns-repeated="65"/>
        </table:table-row>
        <table:table-row table:style-name="ro1">
          <table:table-cell table:style-name="ce25" office:value-type="string" calcext:value-type="string">
            <text:p>Faces</text:p>
          </table:table-cell>
          <table:table-cell table:style-name="ce25" office:value-type="string" calcext:value-type="string">
            <text:p>Ep (mm)</text:p>
          </table:table-cell>
          <table:table-cell table:number-columns-repeated="63"/>
        </table:table-row>
        <table:table-row table:style-name="ro1">
          <table:table-cell table:formula="of:=COM.MICROSOFT.CONCAT([.A9:.C9])" office:value-type="string" office:string-value="X1C1L1" calcext:value-type="string">
            <text:p>X1C1L1</text:p>
          </table:table-cell>
          <table:table-cell table:style-name="ce12" table:formula="of:=[.D9]" office:value-type="float" office:value="1.75" calcext:value-type="float">
            <text:p>1,750</text:p>
          </table:table-cell>
          <table:table-cell table:number-columns-repeated="63"/>
        </table:table-row>
        <table:table-row table:style-name="ro1">
          <table:table-cell table:formula="of:=COM.MICROSOFT.CONCAT([.A10:.C10])" office:value-type="string" office:string-value="X2C1L1" calcext:value-type="string">
            <text:p>X2C1L1</text:p>
          </table:table-cell>
          <table:table-cell table:style-name="ce12" table:formula="of:=[.D10]" office:value-type="float" office:value="1.75" calcext:value-type="float">
            <text:p>1,750</text:p>
          </table:table-cell>
          <table:table-cell table:number-columns-repeated="63"/>
        </table:table-row>
        <table:table-row table:style-name="ro1">
          <table:table-cell table:formula="of:=COM.MICROSOFT.CONCAT([.A11:.C11])" office:value-type="string" office:string-value="Y1C1L1" calcext:value-type="string">
            <text:p>Y1C1L1</text:p>
          </table:table-cell>
          <table:table-cell table:style-name="ce12" table:formula="of:=[.D11]" office:value-type="float" office:value="1.735" calcext:value-type="float">
            <text:p>1,735</text:p>
          </table:table-cell>
          <table:table-cell table:number-columns-repeated="63"/>
        </table:table-row>
        <table:table-row table:style-name="ro1">
          <table:table-cell table:formula="of:=COM.MICROSOFT.CONCAT([.A12:.C12])" office:value-type="string" office:string-value="Y2C1L1" calcext:value-type="string">
            <text:p>Y2C1L1</text:p>
          </table:table-cell>
          <table:table-cell table:style-name="ce12" table:formula="of:=[.D12]" office:value-type="float" office:value="1.725" calcext:value-type="float">
            <text:p>1,725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G9:.I9])" office:value-type="string" office:string-value="X1C2L1" calcext:value-type="string">
            <text:p>X1C2L1</text:p>
          </table:table-cell>
          <table:table-cell table:style-name="ce12" table:formula="of:=[.J9]" office:value-type="float" office:value="1.66" calcext:value-type="float">
            <text:p>1,660</text:p>
          </table:table-cell>
          <table:table-cell table:number-columns-repeated="63"/>
        </table:table-row>
        <table:table-row table:style-name="ro1">
          <table:table-cell table:formula="of:=COM.MICROSOFT.CONCAT([.G10:.I10])" office:value-type="string" office:string-value="X2C2L1" calcext:value-type="string">
            <text:p>X2C2L1</text:p>
          </table:table-cell>
          <table:table-cell table:style-name="ce12" table:formula="of:=[.J10]" office:value-type="float" office:value="1.69" calcext:value-type="float">
            <text:p>1,690</text:p>
          </table:table-cell>
          <table:table-cell table:number-columns-repeated="63"/>
        </table:table-row>
        <table:table-row table:style-name="ro1">
          <table:table-cell table:formula="of:=COM.MICROSOFT.CONCAT([.G11:.I11])" office:value-type="string" office:string-value="Y1C2L1" calcext:value-type="string">
            <text:p>Y1C2L1</text:p>
          </table:table-cell>
          <table:table-cell table:style-name="ce12" table:formula="of:=[.J11]" office:value-type="float" office:value="1.69" calcext:value-type="float">
            <text:p>1,690</text:p>
          </table:table-cell>
          <table:table-cell table:number-columns-repeated="63"/>
        </table:table-row>
        <table:table-row table:style-name="ro1">
          <table:table-cell table:formula="of:=COM.MICROSOFT.CONCAT([.G12:.I12])" office:value-type="string" office:string-value="Y2C2L1" calcext:value-type="string">
            <text:p>Y2C2L1</text:p>
          </table:table-cell>
          <table:table-cell table:style-name="ce12" table:formula="of:=[.J12]" office:value-type="float" office:value="1.66" calcext:value-type="float">
            <text:p>1,66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M9:.O9])" office:value-type="string" office:string-value="X1C3L1" calcext:value-type="string">
            <text:p>X1C3L1</text:p>
          </table:table-cell>
          <table:table-cell table:style-name="ce12" table:formula="of:=[.P9]" office:value-type="float" office:value="1.655" calcext:value-type="float">
            <text:p>1,655</text:p>
          </table:table-cell>
          <table:table-cell table:number-columns-repeated="63"/>
        </table:table-row>
        <table:table-row table:style-name="ro1">
          <table:table-cell table:formula="of:=COM.MICROSOFT.CONCAT([.M10:.O10])" office:value-type="string" office:string-value="X2C3L1" calcext:value-type="string">
            <text:p>X2C3L1</text:p>
          </table:table-cell>
          <table:table-cell table:style-name="ce12" table:formula="of:=[.P10]" office:value-type="float" office:value="1.675" calcext:value-type="float">
            <text:p>1,675</text:p>
          </table:table-cell>
          <table:table-cell table:number-columns-repeated="63"/>
        </table:table-row>
        <table:table-row table:style-name="ro1">
          <table:table-cell table:formula="of:=COM.MICROSOFT.CONCAT([.M11:.O11])" office:value-type="string" office:string-value="Y1C3L1" calcext:value-type="string">
            <text:p>Y1C3L1</text:p>
          </table:table-cell>
          <table:table-cell table:style-name="ce12" table:formula="of:=[.P11]" office:value-type="float" office:value="1.69" calcext:value-type="float">
            <text:p>1,690</text:p>
          </table:table-cell>
          <table:table-cell table:number-columns-repeated="63"/>
        </table:table-row>
        <table:table-row table:style-name="ro1">
          <table:table-cell table:formula="of:=COM.MICROSOFT.CONCAT([.M12:.O12])" office:value-type="string" office:string-value="Y2C3L1" calcext:value-type="string">
            <text:p>Y2C3L1</text:p>
          </table:table-cell>
          <table:table-cell table:style-name="ce12" table:formula="of:=[.P12]" office:value-type="float" office:value="1.66" calcext:value-type="float">
            <text:p>1,66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S9:.U9])" office:value-type="string" office:string-value="X1C4L1" calcext:value-type="string">
            <text:p>X1C4L1</text:p>
          </table:table-cell>
          <table:table-cell table:style-name="ce12" table:formula="of:=[.V9]" office:value-type="float" office:value="1.655" calcext:value-type="float">
            <text:p>1,655</text:p>
          </table:table-cell>
          <table:table-cell table:number-columns-repeated="63"/>
        </table:table-row>
        <table:table-row table:style-name="ro1">
          <table:table-cell table:formula="of:=COM.MICROSOFT.CONCAT([.S10:.U10])" office:value-type="string" office:string-value="X2C4L1" calcext:value-type="string">
            <text:p>X2C4L1</text:p>
          </table:table-cell>
          <table:table-cell table:style-name="ce12" table:formula="of:=[.V10]" office:value-type="float" office:value="1.675" calcext:value-type="float">
            <text:p>1,675</text:p>
          </table:table-cell>
          <table:table-cell table:number-columns-repeated="63"/>
        </table:table-row>
        <table:table-row table:style-name="ro1">
          <table:table-cell table:formula="of:=COM.MICROSOFT.CONCAT([.S11:.U11])" office:value-type="string" office:string-value="Y1C4L1" calcext:value-type="string">
            <text:p>Y1C4L1</text:p>
          </table:table-cell>
          <table:table-cell table:style-name="ce12" table:formula="of:=[.V11]" office:value-type="float" office:value="1.625" calcext:value-type="float">
            <text:p>1,625</text:p>
          </table:table-cell>
          <table:table-cell table:number-columns-repeated="63"/>
        </table:table-row>
        <table:table-row table:style-name="ro1">
          <table:table-cell table:formula="of:=COM.MICROSOFT.CONCAT([.S12:.U12])" office:value-type="string" office:string-value="Y2C4L1" calcext:value-type="string">
            <text:p>Y2C4L1</text:p>
          </table:table-cell>
          <table:table-cell table:style-name="ce12" table:formula="of:=[.V12]" office:value-type="float" office:value="1.65" calcext:value-type="float">
            <text:p>1,65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Y9:.AA9])" office:value-type="string" office:string-value="X1C5L1" calcext:value-type="string">
            <text:p>X1C5L1</text:p>
          </table:table-cell>
          <table:table-cell table:style-name="ce12" table:formula="of:=[.AB9]" office:value-type="float" office:value="1.635" calcext:value-type="float">
            <text:p>1,635</text:p>
          </table:table-cell>
          <table:table-cell table:number-columns-repeated="63"/>
        </table:table-row>
        <table:table-row table:style-name="ro1">
          <table:table-cell table:formula="of:=COM.MICROSOFT.CONCAT([.Y10:.AA10])" office:value-type="string" office:string-value="X2C5L1" calcext:value-type="string">
            <text:p>X2C5L1</text:p>
          </table:table-cell>
          <table:table-cell table:style-name="ce12" table:formula="of:=[.AB10]" office:value-type="float" office:value="1.665" calcext:value-type="float">
            <text:p>1,665</text:p>
          </table:table-cell>
          <table:table-cell table:number-columns-repeated="63"/>
        </table:table-row>
        <table:table-row table:style-name="ro1">
          <table:table-cell table:formula="of:=COM.MICROSOFT.CONCAT([.Y11:.AA11])" office:value-type="string" office:string-value="Y1C5L1" calcext:value-type="string">
            <text:p>Y1C5L1</text:p>
          </table:table-cell>
          <table:table-cell table:style-name="ce12" table:formula="of:=[.AB11]" office:value-type="float" office:value="1.665" calcext:value-type="float">
            <text:p>1,665</text:p>
          </table:table-cell>
          <table:table-cell table:number-columns-repeated="63"/>
        </table:table-row>
        <table:table-row table:style-name="ro1">
          <table:table-cell table:formula="of:=COM.MICROSOFT.CONCAT([.Y12:.AA12])" office:value-type="string" office:string-value="Y2C5L1" calcext:value-type="string">
            <text:p>Y2C5L1</text:p>
          </table:table-cell>
          <table:table-cell table:style-name="ce12" table:formula="of:=[.AB12]" office:value-type="float" office:value="1.63" calcext:value-type="float">
            <text:p>1,63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AE9:.AG9])" office:value-type="string" office:string-value="X1C6L1" calcext:value-type="string">
            <text:p>X1C6L1</text:p>
          </table:table-cell>
          <table:table-cell table:style-name="ce12" table:formula="of:=[.AH9]" office:value-type="float" office:value="1.615" calcext:value-type="float">
            <text:p>1,615</text:p>
          </table:table-cell>
          <table:table-cell table:number-columns-repeated="63"/>
        </table:table-row>
        <table:table-row table:style-name="ro1">
          <table:table-cell table:formula="of:=COM.MICROSOFT.CONCAT([.AE10:.AG10])" office:value-type="string" office:string-value="X2C6L1" calcext:value-type="string">
            <text:p>X2C6L1</text:p>
          </table:table-cell>
          <table:table-cell table:style-name="ce12" table:formula="of:=[.AH10]" office:value-type="float" office:value="1.645" calcext:value-type="float">
            <text:p>1,645</text:p>
          </table:table-cell>
          <table:table-cell table:number-columns-repeated="63"/>
        </table:table-row>
        <table:table-row table:style-name="ro1">
          <table:table-cell table:formula="of:=COM.MICROSOFT.CONCAT([.AE11:.AG11])" office:value-type="string" office:string-value="Y1C6L1" calcext:value-type="string">
            <text:p>Y1C6L1</text:p>
          </table:table-cell>
          <table:table-cell table:style-name="ce12" table:formula="of:=[.AH11]" office:value-type="float" office:value="1.65" calcext:value-type="float">
            <text:p>1,650</text:p>
          </table:table-cell>
          <table:table-cell table:number-columns-repeated="63"/>
        </table:table-row>
        <table:table-row table:style-name="ro1">
          <table:table-cell table:formula="of:=COM.MICROSOFT.CONCAT([.AE12:.AG12])" office:value-type="string" office:string-value="Y2C6L1" calcext:value-type="string">
            <text:p>Y2C6L1</text:p>
          </table:table-cell>
          <table:table-cell table:style-name="ce12" table:formula="of:=[.AH12]" office:value-type="float" office:value="1.62" calcext:value-type="float">
            <text:p>1,62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AK9:.AM9])" office:value-type="string" office:string-value="X1C7L1" calcext:value-type="string">
            <text:p>X1C7L1</text:p>
          </table:table-cell>
          <table:table-cell table:style-name="ce12" table:formula="of:=[.AN9]" office:value-type="float" office:value="1.61" calcext:value-type="float">
            <text:p>1,610</text:p>
          </table:table-cell>
          <table:table-cell table:number-columns-repeated="63"/>
        </table:table-row>
        <table:table-row table:style-name="ro1">
          <table:table-cell table:formula="of:=COM.MICROSOFT.CONCAT([.AK10:.AM10])" office:value-type="string" office:string-value="X2C7L1" calcext:value-type="string">
            <text:p>X2C7L1</text:p>
          </table:table-cell>
          <table:table-cell table:style-name="ce12" table:formula="of:=[.AN10]" office:value-type="float" office:value="1.63" calcext:value-type="float">
            <text:p>1,630</text:p>
          </table:table-cell>
          <table:table-cell table:number-columns-repeated="63"/>
        </table:table-row>
        <table:table-row table:style-name="ro1">
          <table:table-cell table:formula="of:=COM.MICROSOFT.CONCAT([.AK11:.AM11])" office:value-type="string" office:string-value="Y1C7L1" calcext:value-type="string">
            <text:p>Y1C7L1</text:p>
          </table:table-cell>
          <table:table-cell table:style-name="ce12" table:formula="of:=[.AN11]" office:value-type="float" office:value="1.625" calcext:value-type="float">
            <text:p>1,625</text:p>
          </table:table-cell>
          <table:table-cell table:number-columns-repeated="63"/>
        </table:table-row>
        <table:table-row table:style-name="ro1">
          <table:table-cell table:formula="of:=COM.MICROSOFT.CONCAT([.AK12:.AM12])" office:value-type="string" office:string-value="Y2C7L1" calcext:value-type="string">
            <text:p>Y2C7L1</text:p>
          </table:table-cell>
          <table:table-cell table:style-name="ce12" table:formula="of:=[.AN12]" office:value-type="float" office:value="1.61" calcext:value-type="float">
            <text:p>1,61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AQ9:.AS9])" office:value-type="string" office:string-value="X1C8L1" calcext:value-type="string">
            <text:p>X1C8L1</text:p>
          </table:table-cell>
          <table:table-cell table:style-name="ce12" table:formula="of:=[.AT9]" office:value-type="float" office:value="1.6" calcext:value-type="float">
            <text:p>1,600</text:p>
          </table:table-cell>
          <table:table-cell table:number-columns-repeated="63"/>
        </table:table-row>
        <table:table-row table:style-name="ro1">
          <table:table-cell table:formula="of:=COM.MICROSOFT.CONCAT([.AQ10:.AS10])" office:value-type="string" office:string-value="X2C8L1" calcext:value-type="string">
            <text:p>X2C8L1</text:p>
          </table:table-cell>
          <table:table-cell table:style-name="ce12" table:formula="of:=[.AT10]" office:value-type="float" office:value="1.625" calcext:value-type="float">
            <text:p>1,625</text:p>
          </table:table-cell>
          <table:table-cell table:number-columns-repeated="63"/>
        </table:table-row>
        <table:table-row table:style-name="ro1">
          <table:table-cell table:formula="of:=COM.MICROSOFT.CONCAT([.AQ11:.AS11])" office:value-type="string" office:string-value="Y1C8L1" calcext:value-type="string">
            <text:p>Y1C8L1</text:p>
          </table:table-cell>
          <table:table-cell table:style-name="ce12" table:formula="of:=[.AT11]" office:value-type="float" office:value="1.625" calcext:value-type="float">
            <text:p>1,625</text:p>
          </table:table-cell>
          <table:table-cell table:number-columns-repeated="63"/>
        </table:table-row>
        <table:table-row table:style-name="ro1">
          <table:table-cell table:formula="of:=COM.MICROSOFT.CONCAT([.AQ12:.AS12])" office:value-type="string" office:string-value="Y2C8L1" calcext:value-type="string">
            <text:p>Y2C8L1</text:p>
          </table:table-cell>
          <table:table-cell table:style-name="ce12" table:formula="of:=[.AT12]" office:value-type="float" office:value="1.6" calcext:value-type="float">
            <text:p>1,60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AW9:.AY9])" office:value-type="string" office:string-value="X1C9L1" calcext:value-type="string">
            <text:p>X1C9L1</text:p>
          </table:table-cell>
          <table:table-cell table:style-name="ce12" table:formula="of:=[.AZ9]" office:value-type="float" office:value="1.595" calcext:value-type="float">
            <text:p>1,595</text:p>
          </table:table-cell>
          <table:table-cell table:number-columns-repeated="63"/>
        </table:table-row>
        <table:table-row table:style-name="ro1">
          <table:table-cell table:formula="of:=COM.MICROSOFT.CONCAT([.AW10:.AY10])" office:value-type="string" office:string-value="X2C9L1" calcext:value-type="string">
            <text:p>X2C9L1</text:p>
          </table:table-cell>
          <table:table-cell table:style-name="ce12" table:formula="of:=[.AZ10]" office:value-type="float" office:value="1.615" calcext:value-type="float">
            <text:p>1,615</text:p>
          </table:table-cell>
          <table:table-cell table:number-columns-repeated="63"/>
        </table:table-row>
        <table:table-row table:style-name="ro1">
          <table:table-cell table:formula="of:=COM.MICROSOFT.CONCAT([.AW11:.AY11])" office:value-type="string" office:string-value="Y1C9L1" calcext:value-type="string">
            <text:p>Y1C9L1</text:p>
          </table:table-cell>
          <table:table-cell table:style-name="ce12" table:formula="of:=[.AZ11]" office:value-type="float" office:value="1.64" calcext:value-type="float">
            <text:p>1,640</text:p>
          </table:table-cell>
          <table:table-cell table:number-columns-repeated="63"/>
        </table:table-row>
        <table:table-row table:style-name="ro1">
          <table:table-cell table:formula="of:=COM.MICROSOFT.CONCAT([.AW12:.AY12])" office:value-type="string" office:string-value="Y2C9L1" calcext:value-type="string">
            <text:p>Y2C9L1</text:p>
          </table:table-cell>
          <table:table-cell table:style-name="ce12" table:formula="of:=[.AZ12]" office:value-type="float" office:value="1.58" calcext:value-type="float">
            <text:p>1,580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BC9:.BE9])" office:value-type="string" office:string-value="X1C10L1" calcext:value-type="string">
            <text:p>X1C10L1</text:p>
          </table:table-cell>
          <table:table-cell table:style-name="ce12" table:formula="of:=[.BF9]" office:value-type="float" office:value="1.575" calcext:value-type="float">
            <text:p>1,575</text:p>
          </table:table-cell>
          <table:table-cell table:number-columns-repeated="63"/>
        </table:table-row>
        <table:table-row table:style-name="ro1">
          <table:table-cell table:formula="of:=COM.MICROSOFT.CONCAT([.BC10:.BE10])" office:value-type="string" office:string-value="X2C10L1" calcext:value-type="string">
            <text:p>X2C10L1</text:p>
          </table:table-cell>
          <table:table-cell table:style-name="ce12" table:formula="of:=[.BF10]" office:value-type="float" office:value="1.6" calcext:value-type="float">
            <text:p>1,600</text:p>
          </table:table-cell>
          <table:table-cell table:number-columns-repeated="63"/>
        </table:table-row>
        <table:table-row table:style-name="ro1">
          <table:table-cell table:formula="of:=COM.MICROSOFT.CONCAT([.BC11:.BE11])" office:value-type="string" office:string-value="Y1C10L1" calcext:value-type="string">
            <text:p>Y1C10L1</text:p>
          </table:table-cell>
          <table:table-cell table:style-name="ce12" table:formula="of:=[.BF11]" office:value-type="float" office:value="1.6" calcext:value-type="float">
            <text:p>1,600</text:p>
          </table:table-cell>
          <table:table-cell table:number-columns-repeated="63"/>
        </table:table-row>
        <table:table-row table:style-name="ro1">
          <table:table-cell table:formula="of:=COM.MICROSOFT.CONCAT([.BC12:.BE12])" office:value-type="string" office:string-value="Y2C10L1" calcext:value-type="string">
            <text:p>Y2C10L1</text:p>
          </table:table-cell>
          <table:table-cell table:style-name="ce12" table:formula="of:=[.BF12]" office:value-type="float" office:value="1.575" calcext:value-type="float">
            <text:p>1,575</text:p>
          </table:table-cell>
          <table:table-cell table:number-columns-repeated="63"/>
        </table:table-row>
        <table:table-row table:style-name="ro1">
          <table:table-cell table:style-name="ce26"/>
          <table:table-cell table:style-name="ce30"/>
          <table:table-cell table:number-columns-repeated="63"/>
        </table:table-row>
        <table:table-row table:style-name="ro1">
          <table:table-cell table:formula="of:=COM.MICROSOFT.CONCAT([.BI9:.BK9])" office:value-type="string" office:string-value="X1C11L1" calcext:value-type="string">
            <text:p>X1C11L1</text:p>
          </table:table-cell>
          <table:table-cell table:style-name="ce12" table:formula="of:=[.BL9]" office:value-type="float" office:value="1.585" calcext:value-type="float">
            <text:p>1,585</text:p>
          </table:table-cell>
          <table:table-cell table:number-columns-repeated="63"/>
        </table:table-row>
        <table:table-row table:style-name="ro1">
          <table:table-cell table:formula="of:=COM.MICROSOFT.CONCAT([.BI10:.BK10])" office:value-type="string" office:string-value="X2C11L1" calcext:value-type="string">
            <text:p>X2C11L1</text:p>
          </table:table-cell>
          <table:table-cell table:style-name="ce12" table:formula="of:=[.BL10]" office:value-type="float" office:value="1.6" calcext:value-type="float">
            <text:p>1,600</text:p>
          </table:table-cell>
          <table:table-cell table:number-columns-repeated="63"/>
        </table:table-row>
        <table:table-row table:style-name="ro1">
          <table:table-cell table:formula="of:=COM.MICROSOFT.CONCAT([.BI11:.BK11])" office:value-type="string" office:string-value="Y1C11L1" calcext:value-type="string">
            <text:p>Y1C11L1</text:p>
          </table:table-cell>
          <table:table-cell table:style-name="ce12" table:formula="of:=[.BL11]" office:value-type="float" office:value="1.595" calcext:value-type="float">
            <text:p>1,595</text:p>
          </table:table-cell>
          <table:table-cell table:number-columns-repeated="63"/>
        </table:table-row>
        <table:table-row table:style-name="ro1">
          <table:table-cell table:formula="of:=COM.MICROSOFT.CONCAT([.BI12:.BK12])" office:value-type="string" office:string-value="Y2C11L1" calcext:value-type="string">
            <text:p>Y2C11L1</text:p>
          </table:table-cell>
          <table:table-cell table:style-name="ce12" table:formula="of:=[.BL12]" office:value-type="float" office:value="1.57" calcext:value-type="float">
            <text:p>1,570</text:p>
          </table:table-cell>
          <table:table-cell table:number-columns-repeated="63"/>
        </table:table-row>
        <table:table-row table:style-name="ro1" table:number-rows-repeated="2">
          <table:table-cell table:number-columns-repeated="65"/>
        </table:table-row>
        <table:table-row table:style-name="ro1" table:number-rows-repeated="12">
          <table:table-cell table:style-name="Default" table:number-columns-repeated="5"/>
          <table:table-cell table:number-columns-repeated="60"/>
        </table:table-row>
        <table:table-row table:style-name="ro1" table:number-rows-repeated="1048464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EpaisseurThéorique" table:target-range-address="Variables.B3:Variables.B3" table:contains-header="false" table:orientation="column"/>
        <table:database-range table:name="S_92_91_Binf" table:target-range-address="'Exemple_Test_Debit_Filament_Matrice_Cubes_10C_x_1L_100%..90%_Pas_1%'.B5:'Exemple_Test_Debit_Filament_Matrice_Cubes_10C_x_1L_100%..90%_Pas_1%'.B5" table:orientation="column"/>
        <table:database-range table:name="S_92_91_Bsup" table:target-range-address="'Exemple_Test_Debit_Filament_Matrice_Cubes_10C_x_1L_100%..90%_Pas_1%'.B4:'Exemple_Test_Debit_Filament_Matrice_Cubes_10C_x_1L_100%..90%_Pas_1%'.B4" table:on-update-keep-styles="true" table:on-update-keep-size="false" table:orientation="column"/>
        <table:database-range table:name="S_92_91_Pas" table:target-range-address="'Exemple_Test_Debit_Filament_Matrice_Cubes_10C_x_1L_100%..90%_Pas_1%'.B5:'Exemple_Test_Debit_Filament_Matrice_Cubes_10C_x_1L_100%..90%_Pas_1%'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 %</number:text>
    </number:percentage-style>
    <number:number-style style:name="N118">
      <number:number number:decimal-places="3" number:min-decimal-places="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02:23:06.2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23:45:00.513000000</meta:creation-date>
    <dc:date>2024-10-23T02:26:55.345000000</dc:date>
    <meta:editing-duration>PT6H21S</meta:editing-duration>
    <meta:editing-cycles>87</meta:editing-cycles>
    <meta:generator>LibreOffice/24.8.2.1$Windows_X86_64 LibreOffice_project/0f794b6e29741098670a3b95d60478a65d05ef13</meta:generator>
    <meta:document-statistic meta:table-count="3" meta:cell-count="937" meta:object-count="4"/>
  </office:meta>
</office:document-meta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713cm" svg:height="10.789cm" xlink:href=".." xlink:type="simple" chart:class="chart:line" chart:style-name="ch1">
        <chart:legend chart:legend-position="end" svg:x="17.719cm" svg:y="5.095cm" style:legend-expansion="high" chart:style-name="ch2"/>
        <chart:plot-area chart:style-name="ch3" table:cell-range-address="'Exemple_Test_Debit_Filament_Matrice_Cubes_10C_x_1L_100%..90%_Pas_1%'.A19:'Exemple_Test_Debit_Filament_Matrice_Cubes_10C_x_1L_100%..90%_Pas_1%'.B30" chart:data-source-has-labels="both" svg:x="0.438cm" svg:y="0.712cm" svg:width="16.273cm" svg:height="9.733cm">
          <chart:coordinate-region svg:x="1.919cm" svg:y="0.912cm" svg:width="14.652cm" svg:height="7.665cm"/>
          <chart:axis chart:dimension="x" chart:name="primary-x" chart:style-name="ch4" chartooo:axis-type="auto">
            <chartooo:date-scale/>
            <chart:categories table:cell-range-address="'Exemple_Test_Debit_Filament_Matrice_Cubes_10C_x_1L_100%..90%_Pas_1%'.A20:'Exemple_Test_Debit_Filament_Matrice_Cubes_10C_x_1L_100%..90%_Pas_1%'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emple_Test_Debit_Filament_Matrice_Cubes_10C_x_1L_100%..90%_Pas_1%'.B20:'Exemple_Test_Debit_Filament_Matrice_Cubes_10C_x_1L_100%..90%_Pas_1%'.B30" chart:label-cell-address="'Exemple_Test_Debit_Filament_Matrice_Cubes_10C_x_1L_100%..90%_Pas_1%'.B19:'Exemple_Test_Debit_Filament_Matrice_Cubes_10C_x_1L_100%..90%_Pas_1%'.B19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</text:p>
                <draw:g>
                  <svg:desc>'Exemple_Test_Debit_Filament_Matrice_Cubes_10C_x_1L_100%..90%_Pas_1%'.B19:'Exemple_Test_Debit_Filament_Matrice_Cubes_10C_x_1L_100%..90%_Pas_1%'.B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%_C1L1</text:p>
                <draw:g>
                  <svg:desc>'Exemple_Test_Debit_Filament_Matrice_Cubes_10C_x_1L_100%..90%_Pas_1%'.A20:'Exemple_Test_Debit_Filament_Matrice_Cubes_10C_x_1L_100%..90%_Pas_1%'.A30</svg:desc>
                </draw:g>
              </table:table-cell>
              <table:table-cell office:value-type="float" office:value="1.74">
                <text:p>1.74</text:p>
                <draw:g>
                  <svg:desc>'Exemple_Test_Debit_Filament_Matrice_Cubes_10C_x_1L_100%..90%_Pas_1%'.B20:'Exemple_Test_Debit_Filament_Matrice_Cubes_10C_x_1L_100%..90%_Pas_1%'.B30</svg:desc>
                </draw:g>
              </table:table-cell>
            </table:table-row>
            <table:table-row>
              <table:table-cell office:value-type="string">
                <text:p>99%_C2L1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98%_C3L1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97%_C4L1</text:p>
              </table:table-cell>
              <table:table-cell office:value-type="float" office:value="1.65125">
                <text:p>1.65125</text:p>
              </table:table-cell>
            </table:table-row>
            <table:table-row>
              <table:table-cell office:value-type="string">
                <text:p>96%_C5L1</text:p>
              </table:table-cell>
              <table:table-cell office:value-type="float" office:value="1.64875">
                <text:p>1.64875</text:p>
              </table:table-cell>
            </table:table-row>
            <table:table-row>
              <table:table-cell office:value-type="string">
                <text:p>95%_C6L1</text:p>
              </table:table-cell>
              <table:table-cell office:value-type="float" office:value="1.6325">
                <text:p>1.6325</text:p>
              </table:table-cell>
            </table:table-row>
            <table:table-row>
              <table:table-cell office:value-type="string">
                <text:p>94%_C7L1</text:p>
              </table:table-cell>
              <table:table-cell office:value-type="float" office:value="1.61875">
                <text:p>1.61875</text:p>
              </table:table-cell>
            </table:table-row>
            <table:table-row>
              <table:table-cell office:value-type="string">
                <text:p>93%_C8L1</text:p>
              </table:table-cell>
              <table:table-cell office:value-type="float" office:value="1.6125">
                <text:p>1.6125</text:p>
              </table:table-cell>
            </table:table-row>
            <table:table-row>
              <table:table-cell office:value-type="string">
                <text:p>92%_C9L1</text:p>
              </table:table-cell>
              <table:table-cell office:value-type="float" office:value="1.6075">
                <text:p>1.6075</text:p>
              </table:table-cell>
            </table:table-row>
            <table:table-row>
              <table:table-cell office:value-type="string">
                <text:p>91%_C10L1</text:p>
              </table:table-cell>
              <table:table-cell office:value-type="float" office:value="1.5875">
                <text:p>1.5875</text:p>
              </table:table-cell>
            </table:table-row>
            <table:table-row>
              <table:table-cell office:value-type="string">
                <text:p>90%_C11L1</text:p>
              </table:table-cell>
              <table:table-cell office:value-type="float" office:value="1.5875">
                <text:p>1.5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81cm" svg:height="21.469cm" xlink:href=".." xlink:type="simple" chart:class="chart:line" chart:style-name="ch1">
        <chart:legend chart:legend-position="end" svg:x="23.219cm" svg:y="10.435cm" style:legend-expansion="high" chart:style-name="ch2"/>
        <chart:plot-area chart:style-name="ch3" table:cell-range-address="'Exemple_Test_Debit_Filament_Matrice_Cubes_10C_x_1L_100%..90%_Pas_1%'.A43:'Exemple_Test_Debit_Filament_Matrice_Cubes_10C_x_1L_100%..90%_Pas_1%'.B97" chart:data-source-has-labels="both" svg:x="2.693cm" svg:y="1.491cm" svg:width="19.867cm" svg:height="18.247cm">
          <chart:coordinate-region svg:x="3.805cm" svg:y="1.691cm" svg:width="18.755cm" svg:height="16.504cm"/>
          <chart:axis chart:dimension="x" chart:name="primary-x" chart:style-name="ch4" chartooo:axis-type="auto">
            <chartooo:date-scale/>
            <chart:categories table:cell-range-address="'Exemple_Test_Debit_Filament_Matrice_Cubes_10C_x_1L_100%..90%_Pas_1%'.A44:'Exemple_Test_Debit_Filament_Matrice_Cubes_10C_x_1L_100%..90%_Pas_1%'.A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emple_Test_Debit_Filament_Matrice_Cubes_10C_x_1L_100%..90%_Pas_1%'.B44:'Exemple_Test_Debit_Filament_Matrice_Cubes_10C_x_1L_100%..90%_Pas_1%'.B97" chart:label-cell-address="'Exemple_Test_Debit_Filament_Matrice_Cubes_10C_x_1L_100%..90%_Pas_1%'.B43:'Exemple_Test_Debit_Filament_Matrice_Cubes_10C_x_1L_100%..90%_Pas_1%'.B43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 (mm)</text:p>
                <draw:g>
                  <svg:desc>'Exemple_Test_Debit_Filament_Matrice_Cubes_10C_x_1L_100%..90%_Pas_1%'.B43:'Exemple_Test_Debit_Filament_Matrice_Cubes_10C_x_1L_100%..90%_Pas_1%'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1C1L1</text:p>
                <draw:g>
                  <svg:desc>'Exemple_Test_Debit_Filament_Matrice_Cubes_10C_x_1L_100%..90%_Pas_1%'.A44:'Exemple_Test_Debit_Filament_Matrice_Cubes_10C_x_1L_100%..90%_Pas_1%'.A97</svg:desc>
                </draw:g>
              </table:table-cell>
              <table:table-cell office:value-type="float" office:value="1.75">
                <text:p>1.75</text:p>
                <draw:g>
                  <svg:desc>'Exemple_Test_Debit_Filament_Matrice_Cubes_10C_x_1L_100%..90%_Pas_1%'.B44:'Exemple_Test_Debit_Filament_Matrice_Cubes_10C_x_1L_100%..90%_Pas_1%'.B97</svg:desc>
                </draw:g>
              </table:table-cell>
            </table:table-row>
            <table:table-row>
              <table:table-cell office:value-type="string">
                <text:p>X2C1L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Y1C1L1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Y2C1L1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2L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X2C2L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Y1C2L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Y2C2L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3L1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X2C3L1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Y1C3L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Y2C3L1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4L1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>X2C4L1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Y1C4L1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Y2C4L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5L1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string">
                <text:p>X2C5L1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string">
                <text:p>Y1C5L1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string">
                <text:p>Y2C5L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6L1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X2C6L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Y1C6L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Y2C6L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7L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X2C7L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Y1C7L1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Y2C7L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8L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X2C8L1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Y1C8L1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Y2C8L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9L1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X2C9L1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string">
                <text:p>Y1C9L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Y2C9L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10L1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X2C10L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Y1C10L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Y2C10L1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11L1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>X2C11L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Y1C11L1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Y2C11L1</text:p>
              </table:table-cell>
              <table:table-cell office:value-type="float" office:value="1.57">
                <text:p>1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713cm" svg:height="10.789cm" xlink:href=".." xlink:type="simple" chart:class="chart:line" chart:style-name="ch1">
        <chart:legend chart:legend-position="end" svg:x="17.719cm" svg:y="5.095cm" style:legend-expansion="high" chart:style-name="ch2"/>
        <chart:plot-area chart:style-name="ch3" table:cell-range-address="'PROFORMAT_Debit_Filament_Matrice_Cubes_10C_x_1L_Y%..Z%_Pas_N%'.A19:'PROFORMAT_Debit_Filament_Matrice_Cubes_10C_x_1L_Y%..Z%_Pas_N%'.B30" chart:data-source-has-labels="both" svg:x="0.438cm" svg:y="0.713cm" svg:width="16.273cm" svg:height="9.733cm">
          <chart:coordinate-region svg:x="1.919cm" svg:y="0.912cm" svg:width="14.652cm" svg:height="7.665cm"/>
          <chart:axis chart:dimension="x" chart:name="primary-x" chart:style-name="ch4" chartooo:axis-type="auto">
            <chartooo:date-scale/>
            <chart:categories table:cell-range-address="'PROFORMAT_Debit_Filament_Matrice_Cubes_10C_x_1L_Y%..Z%_Pas_N%'.A20:'PROFORMAT_Debit_Filament_Matrice_Cubes_10C_x_1L_Y%..Z%_Pas_N%'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FORMAT_Debit_Filament_Matrice_Cubes_10C_x_1L_Y%..Z%_Pas_N%'.B20:'PROFORMAT_Debit_Filament_Matrice_Cubes_10C_x_1L_Y%..Z%_Pas_N%'.B30" chart:label-cell-address="'PROFORMAT_Debit_Filament_Matrice_Cubes_10C_x_1L_Y%..Z%_Pas_N%'.B19:'PROFORMAT_Debit_Filament_Matrice_Cubes_10C_x_1L_Y%..Z%_Pas_N%'.B19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</text:p>
                <draw:g>
                  <svg:desc>'PROFORMAT_Debit_Filament_Matrice_Cubes_10C_x_1L_Y%..Z%_Pas_N%'.B19:'PROFORMAT_Debit_Filament_Matrice_Cubes_10C_x_1L_Y%..Z%_Pas_N%'.B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%_C1L1</text:p>
                <draw:g>
                  <svg:desc>'PROFORMAT_Debit_Filament_Matrice_Cubes_10C_x_1L_Y%..Z%_Pas_N%'.A20:'PROFORMAT_Debit_Filament_Matrice_Cubes_10C_x_1L_Y%..Z%_Pas_N%'.A30</svg:desc>
                </draw:g>
              </table:table-cell>
              <table:table-cell office:value-type="float" office:value="0">
                <text:p>0</text:p>
                <draw:g>
                  <svg:desc>'PROFORMAT_Debit_Filament_Matrice_Cubes_10C_x_1L_Y%..Z%_Pas_N%'.B20:'PROFORMAT_Debit_Filament_Matrice_Cubes_10C_x_1L_Y%..Z%_Pas_N%'.B30</svg:desc>
                </draw:g>
              </table:table-cell>
            </table:table-row>
            <table:table-row>
              <table:table-cell office:value-type="string">
                <text:p>99%_C2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%_C3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%_C4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%_C5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%_C6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%_C7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%_C8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%_C9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%_C10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%_C11L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881cm" svg:height="21.469cm" xlink:href=".." xlink:type="simple" chart:class="chart:line" chart:style-name="ch1">
        <chart:legend chart:legend-position="end" svg:x="23.219cm" svg:y="10.435cm" style:legend-expansion="high" chart:style-name="ch2"/>
        <chart:plot-area chart:style-name="ch3" table:cell-range-address="'PROFORMAT_Debit_Filament_Matrice_Cubes_10C_x_1L_Y%..Z%_Pas_N%'.A43:'PROFORMAT_Debit_Filament_Matrice_Cubes_10C_x_1L_Y%..Z%_Pas_N%'.B97" chart:data-source-has-labels="both" svg:x="2.693cm" svg:y="1.492cm" svg:width="19.867cm" svg:height="18.247cm">
          <chart:coordinate-region svg:x="3.805cm" svg:y="1.691cm" svg:width="18.755cm" svg:height="16.504cm"/>
          <chart:axis chart:dimension="x" chart:name="primary-x" chart:style-name="ch4" chartooo:axis-type="auto">
            <chartooo:date-scale/>
            <chart:categories table:cell-range-address="'PROFORMAT_Debit_Filament_Matrice_Cubes_10C_x_1L_Y%..Z%_Pas_N%'.A44:'PROFORMAT_Debit_Filament_Matrice_Cubes_10C_x_1L_Y%..Z%_Pas_N%'.A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FORMAT_Debit_Filament_Matrice_Cubes_10C_x_1L_Y%..Z%_Pas_N%'.B44:'PROFORMAT_Debit_Filament_Matrice_Cubes_10C_x_1L_Y%..Z%_Pas_N%'.B97" chart:label-cell-address="'PROFORMAT_Debit_Filament_Matrice_Cubes_10C_x_1L_Y%..Z%_Pas_N%'.B43:'PROFORMAT_Debit_Filament_Matrice_Cubes_10C_x_1L_Y%..Z%_Pas_N%'.B43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 (mm)</text:p>
                <draw:g>
                  <svg:desc>'PROFORMAT_Debit_Filament_Matrice_Cubes_10C_x_1L_Y%..Z%_Pas_N%'.B43:'PROFORMAT_Debit_Filament_Matrice_Cubes_10C_x_1L_Y%..Z%_Pas_N%'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1C1L1</text:p>
                <draw:g>
                  <svg:desc>'PROFORMAT_Debit_Filament_Matrice_Cubes_10C_x_1L_Y%..Z%_Pas_N%'.A44:'PROFORMAT_Debit_Filament_Matrice_Cubes_10C_x_1L_Y%..Z%_Pas_N%'.A97</svg:desc>
                </draw:g>
              </table:table-cell>
              <table:table-cell office:value-type="float" office:value="0">
                <text:p>0</text:p>
                <draw:g>
                  <svg:desc>'PROFORMAT_Debit_Filament_Matrice_Cubes_10C_x_1L_Y%..Z%_Pas_N%'.B44:'PROFORMAT_Debit_Filament_Matrice_Cubes_10C_x_1L_Y%..Z%_Pas_N%'.B97</svg:desc>
                </draw:g>
              </table:table-cell>
            </table:table-row>
            <table:table-row>
              <table:table-cell office:value-type="string">
                <text:p>X2C1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1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1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2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2C2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2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2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3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2C3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3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3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4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2C4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4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4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5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2C5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5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5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6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2C6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6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6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7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2C7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7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7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8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2C8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8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8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9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2C9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9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9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10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2C10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10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10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1C11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2C11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1C11L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2C11L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